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table:align="right"/>
    </style:style>
    <style:style style:name="Table1.A" style:family="table-column">
      <style:table-column-properties style:column-width="3.3083in"/>
    </style:style>
    <style:style style:name="Table1.B" style:family="table-column">
      <style:table-column-properties style:column-width="2.334in"/>
    </style:style>
    <style:style style:name="Table1.C" style:family="table-column">
      <style:table-column-properties style:column-width="0.8576in"/>
    </style:style>
    <style:style style:name="Table1.A1" style:family="table-cell">
      <style:table-cell-properties fo:padding="0.0201in" fo:border="0.05pt solid #ffffff" style:writing-mode="page"/>
    </style:style>
    <style:style style:name="Table1.A3" style:family="table-cell">
      <style:table-cell-properties fo:padding="0.0201in" fo:border-left="0.05pt solid #ffffff" fo:border-right="none" fo:border-top="0.05pt solid #ffffff" fo:border-bottom="0.05pt solid #ffffff" style:writing-mode="page"/>
    </style:style>
    <style:style style:name="Table1.14" style:family="table-row">
      <style:table-row-properties style:min-row-height="0.3139in"/>
    </style:style>
    <style:style style:name="Table2" style:family="table">
      <style:table-properties style:width="6.5049in" table:align="right"/>
    </style:style>
    <style:style style:name="Table2.A" style:family="table-column">
      <style:table-column-properties style:column-width="0.3069in"/>
    </style:style>
    <style:style style:name="Table2.B" style:family="table-column">
      <style:table-column-properties style:column-width="6.1979in"/>
    </style:style>
    <style:style style:name="Table2.A1" style:family="table-cell">
      <style:table-cell-properties fo:padding="0.0382in" fo:border="0.05pt solid #ffffff"/>
    </style:style>
    <style:style style:name="Table2.A2" style:family="table-cell">
      <style:table-cell-properties fo:padding="0.0382in" fo:border-left="0.05pt solid #ffffff" fo:border-right="none" fo:border-top="0.05pt solid #ffffff" fo:border-bottom="0.05pt solid #ffffff"/>
    </style:style>
    <style:style style:name="Table3" style:family="table">
      <style:table-properties style:width="7in" fo:margin-top="0in" fo:margin-bottom="0in" table:align="center" style:writing-mode="lr-tb"/>
    </style:style>
    <style:style style:name="Table3.A" style:family="table-column">
      <style:table-column-properties style:column-width="3in"/>
    </style:style>
    <style:style style:name="Table3.B" style:family="table-column">
      <style:table-column-properties style:column-width="0.9993in"/>
    </style:style>
    <style:style style:name="Table3.C" style:family="table-column">
      <style:table-column-properties style:column-width="3.0007in"/>
    </style:style>
    <style:style style:name="Table3.1" style:family="table-row">
      <style:table-row-properties style:min-row-height="1.1861in" fo:keep-together="auto"/>
    </style:style>
    <style:style style:name="Table3.A1" style:family="table-cell">
      <style:table-cell-properties style:vertical-align="bottom" fo:padding-left="0.075in" fo:padding-right="0.075in" fo:padding-top="0in" fo:padding-bottom="0in" fo:border-left="none" fo:border-right="none" fo:border-top="none" fo:border-bottom="0.5pt solid #000000"/>
    </style:style>
    <style:style style:name="Table3.B1" style:family="table-cell">
      <style:table-cell-properties fo:padding-left="0.075in" fo:padding-right="0.075in" fo:padding-top="0in" fo:padding-bottom="0in" fo:border="none"/>
    </style:style>
    <style:style style:name="P1" style:family="paragraph" style:parent-style-name="Header">
      <style:paragraph-properties>
        <style:tab-stops>
          <style:tab-stop style:position="2.9535in" style:type="center"/>
          <style:tab-stop style:position="6.8752in" style:type="right"/>
        </style:tab-stops>
      </style:paragraph-properties>
      <style:text-properties style:font-name="Times New Roman" fo:font-size="8pt" officeooo:rsid="009efe23" officeooo:paragraph-rsid="009efe23" style:font-size-asian="8pt" style:font-size-complex="8pt"/>
    </style:style>
    <style:style style:name="P2" style:family="paragraph" style:parent-style-name="Header">
      <style:paragraph-properties>
        <style:tab-stops>
          <style:tab-stop style:position="2.9535in" style:type="center"/>
          <style:tab-stop style:position="6.8752in" style:type="right"/>
        </style:tab-stops>
      </style:paragraph-properties>
      <style:text-properties style:font-name="Times New Roman" fo:font-size="8pt" style:font-size-asian="8pt" style:font-size-complex="8pt"/>
    </style:style>
    <style:style style:name="P3" style:family="paragraph" style:parent-style-name="Footer">
      <style:paragraph-properties fo:margin-top="0in" fo:margin-bottom="0in" loext:contextual-spacing="false" style:punctuation-wrap="simple" style:vertical-align="auto">
        <style:tab-stops>
          <style:tab-stop style:position="3.2484in" style:type="center"/>
          <style:tab-stop style:position="6.7925in" style:type="right"/>
        </style:tab-stops>
      </style:paragraph-properties>
    </style:style>
    <style:style style:name="P4" style:family="paragraph" style:parent-style-name="Standard">
      <style:text-properties style:font-name="Times New Roman" officeooo:paragraph-rsid="05ca8553"/>
    </style:style>
    <style:style style:name="P5" style:family="paragraph" style:parent-style-name="Standard">
      <style:text-properties fo:color="#000000" style:font-name="Times New Roman" officeooo:paragraph-rsid="05b38124"/>
    </style:style>
    <style:style style:name="P6" style:family="paragraph" style:parent-style-name="Standard">
      <style:paragraph-properties fo:margin-top="0.0417in" fo:margin-bottom="0in" loext:contextual-spacing="false" fo:line-height="115%"/>
      <style:text-properties fo:color="#000000" style:font-name="Times New Roman" officeooo:paragraph-rsid="009760ae"/>
    </style:style>
    <style:style style:name="P7" style:family="paragraph" style:parent-style-name="Standard">
      <style:paragraph-properties fo:margin-top="0.0417in" fo:margin-bottom="0in" loext:contextual-spacing="false" fo:line-height="115%">
        <style:tab-stops>
          <style:tab-stop style:position="1.8752in"/>
          <style:tab-stop style:position="6.3in" style:type="right" style:leader-style="solid" style:leader-text="_"/>
        </style:tab-stops>
      </style:paragraph-properties>
      <style:text-properties fo:color="#000000" style:font-name="Times New Roman" fo:font-size="12pt" fo:language="en" fo:country="US" officeooo:paragraph-rsid="05f60c6a" style:font-size-asian="12pt" style:font-size-complex="12pt"/>
    </style:style>
    <style:style style:name="P8" style:family="paragraph" style:parent-style-name="Standard">
      <style:paragraph-properties fo:margin-top="0.0417in" fo:margin-bottom="0in" loext:contextual-spacing="false" fo:line-height="115%">
        <style:tab-stops>
          <style:tab-stop style:position="6.3in" style:type="right" style:leader-style="solid" style:leader-text="_"/>
        </style:tab-stops>
      </style:paragraph-properties>
      <style:text-properties fo:color="#000000" style:font-name="Times New Roman" fo:font-size="12pt" fo:language="en" fo:country="US" officeooo:paragraph-rsid="05f60c6a" style:font-size-asian="12pt" style:font-size-complex="12pt"/>
    </style:style>
    <style:style style:name="P9" style:family="paragraph" style:parent-style-name="Standard">
      <style:paragraph-properties fo:margin-top="0.0417in" fo:margin-bottom="0in" loext:contextual-spacing="false" fo:line-height="115%" fo:text-align="center" style:justify-single-word="false" fo:orphans="0" fo:widows="0"/>
      <style:text-properties fo:color="#000000" style:font-name="Times New Roman" fo:font-size="12pt" fo:language="en" fo:country="US" fo:font-weight="bold" officeooo:paragraph-rsid="06c70ab5" style:font-size-asian="12pt" style:font-weight-asian="bold" style:font-size-complex="12pt"/>
    </style:style>
    <style:style style:name="P10" style:family="paragraph" style:parent-style-name="Standard">
      <style:paragraph-properties fo:margin-top="0.0417in" fo:margin-bottom="0.0417in" loext:contextual-spacing="false" fo:line-height="115%">
        <style:tab-stops>
          <style:tab-stop style:position="6.3in" style:type="right" style:leader-style="solid" style:leader-text="_"/>
        </style:tab-stops>
      </style:paragraph-properties>
      <style:text-properties style:font-name="Times New Roman" officeooo:paragraph-rsid="05d6d0b8"/>
    </style:style>
    <style:style style:name="P11" style:family="paragraph" style:parent-style-name="Standard">
      <style:paragraph-properties fo:margin-top="0.0417in" fo:margin-bottom="0.0417in" loext:contextual-spacing="false" fo:line-height="115%">
        <style:tab-stops>
          <style:tab-stop style:position="6.3in" style:type="right" style:leader-style="solid" style:leader-text="_"/>
        </style:tab-stops>
      </style:paragraph-properties>
      <style:text-properties style:font-name="Times New Roman" officeooo:paragraph-rsid="05dbbb22"/>
    </style:style>
    <style:style style:name="P12" style:family="paragraph" style:parent-style-name="Standard">
      <style:paragraph-properties fo:margin-top="0.0417in" fo:margin-bottom="0.0417in" loext:contextual-spacing="false" fo:line-height="115%">
        <style:tab-stops>
          <style:tab-stop style:position="6.3in" style:type="right" style:leader-style="solid" style:leader-text="_"/>
        </style:tab-stops>
      </style:paragraph-properties>
      <style:text-properties style:font-name="Times New Roman" officeooo:paragraph-rsid="05dd6719"/>
    </style:style>
    <style:style style:name="P13" style:family="paragraph" style:parent-style-name="Standard">
      <style:paragraph-properties fo:margin-top="0.0417in" fo:margin-bottom="0.0417in" loext:contextual-spacing="false" fo:line-height="115%">
        <style:tab-stops>
          <style:tab-stop style:position="6.3in" style:type="right" style:leader-style="solid" style:leader-text="_"/>
        </style:tab-stops>
      </style:paragraph-properties>
      <style:text-properties style:font-name="Times New Roman" officeooo:paragraph-rsid="05e075f8"/>
    </style:style>
    <style:style style:name="P14" style:family="paragraph" style:parent-style-name="Standard">
      <style:paragraph-properties fo:margin-top="0.0417in" fo:margin-bottom="0.0417in" loext:contextual-spacing="false" fo:line-height="115%">
        <style:tab-stops>
          <style:tab-stop style:position="6.3in" style:type="right" style:leader-style="solid" style:leader-text="_"/>
        </style:tab-stops>
      </style:paragraph-properties>
      <style:text-properties style:font-name="Times New Roman" officeooo:paragraph-rsid="05e35cc0"/>
    </style:style>
    <style:style style:name="P15" style:family="paragraph" style:parent-style-name="Standard">
      <style:paragraph-properties fo:margin-top="0.0417in" fo:margin-bottom="0.0417in" loext:contextual-spacing="false" fo:line-height="115%">
        <style:tab-stops>
          <style:tab-stop style:position="6.3in" style:type="right" style:leader-style="solid" style:leader-text="_"/>
        </style:tab-stops>
      </style:paragraph-properties>
      <style:text-properties style:font-name="Times New Roman" officeooo:paragraph-rsid="05effb3b"/>
    </style:style>
    <style:style style:name="P16" style:family="paragraph" style:parent-style-name="Standard">
      <style:paragraph-properties fo:margin-top="0.0417in" fo:margin-bottom="0.0417in" loext:contextual-spacing="false" fo:line-height="115%">
        <style:tab-stops>
          <style:tab-stop style:position="6.3in" style:type="right" style:leader-style="solid" style:leader-text="_"/>
        </style:tab-stops>
      </style:paragraph-properties>
      <style:text-properties style:font-name="Times New Roman" officeooo:paragraph-rsid="05f187b2"/>
    </style:style>
    <style:style style:name="P17" style:family="paragraph" style:parent-style-name="Standard">
      <style:paragraph-properties fo:margin-top="0.0417in" fo:margin-bottom="0.0417in" loext:contextual-spacing="false" fo:line-height="115%"/>
      <style:text-properties style:font-name="Times New Roman" officeooo:paragraph-rsid="05ca8553"/>
    </style:style>
    <style:style style:name="P18" style:family="paragraph" style:parent-style-name="Standard">
      <style:paragraph-properties fo:margin-top="0.0417in" fo:margin-bottom="0.0417in" loext:contextual-spacing="false" fo:text-align="center" style:justify-single-word="false" fo:orphans="0" fo:widows="0"/>
      <style:text-properties style:font-name="Times New Roman" fo:font-size="13pt" fo:language="en" fo:country="US" fo:font-weight="bold" officeooo:paragraph-rsid="065fba16" style:font-size-asian="13pt" style:font-weight-asian="bold" style:font-size-complex="13pt"/>
    </style:style>
    <style:style style:name="P19" style:family="paragraph" style:parent-style-name="Standard">
      <style:paragraph-properties fo:margin-top="0.0417in" fo:margin-bottom="0.0417in" loext:contextual-spacing="false" fo:line-height="115%" fo:text-align="center" style:justify-single-word="false" fo:orphans="0" fo:widows="0"/>
      <style:text-properties style:font-name="Times New Roman" fo:font-size="13pt" fo:language="en" fo:country="US" fo:font-weight="bold" officeooo:paragraph-rsid="065fba16" style:font-size-asian="13pt" style:font-weight-asian="bold" style:font-size-complex="13pt"/>
    </style:style>
    <style:style style:name="P20" style:family="paragraph" style:parent-style-name="Standard">
      <style:paragraph-properties fo:margin-top="0.0417in" fo:margin-bottom="0.0417in" loext:contextual-spacing="false" fo:line-height="115%" fo:text-align="start" style:justify-single-word="false" fo:orphans="0" fo:widows="0"/>
      <style:text-properties style:font-name="Times New Roman" fo:font-size="13pt" fo:language="en" fo:country="US" fo:font-weight="bold" officeooo:paragraph-rsid="065fba16" style:font-size-asian="13pt" style:font-weight-asian="bold" style:font-size-complex="13pt"/>
    </style:style>
    <style:style style:name="P21" style:family="paragraph" style:parent-style-name="Standard">
      <style:paragraph-properties fo:margin-top="0.0417in" fo:margin-bottom="0.0417in" loext:contextual-spacing="false" fo:line-height="115%" fo:text-align="center" style:justify-single-word="false" fo:orphans="0" fo:widows="0"/>
      <style:text-properties style:font-name="Times New Roman" fo:font-size="13pt" fo:language="en" fo:country="US" officeooo:paragraph-rsid="065fba16" style:font-size-asian="13pt" style:font-size-complex="13pt"/>
    </style:style>
    <style:style style:name="P22" style:family="paragraph" style:parent-style-name="Standard">
      <style:paragraph-properties fo:margin-top="0.0417in" fo:margin-bottom="0.0417in" loext:contextual-spacing="false" fo:line-height="115%" fo:text-align="center" style:justify-single-word="false" fo:orphans="0" fo:widows="0"/>
      <style:text-properties style:font-name="Times New Roman" fo:font-size="3pt" fo:language="en" fo:country="US" fo:font-weight="bold" officeooo:paragraph-rsid="065fba16" style:font-size-asian="3pt" style:font-weight-asian="bold" style:font-size-complex="3pt"/>
    </style:style>
    <style:style style:name="P23" style:family="paragraph" style:parent-style-name="Standard">
      <style:paragraph-properties fo:margin-top="0.0417in" fo:margin-bottom="0.0417in" loext:contextual-spacing="false" fo:line-height="115%">
        <style:tab-stops>
          <style:tab-stop style:position="6.3in" style:type="right" style:leader-style="solid" style:leader-text="_"/>
        </style:tab-stops>
      </style:paragraph-properties>
      <style:text-properties fo:color="#000000" style:font-name="Times New Roman" fo:font-size="13pt" fo:language="en" fo:country="US" fo:font-weight="bold" officeooo:paragraph-rsid="05ca8553" style:font-size-asian="13pt" style:font-weight-asian="bold" style:font-size-complex="13pt"/>
    </style:style>
    <style:style style:name="P24" style:family="paragraph" style:parent-style-name="Standard">
      <style:paragraph-properties fo:margin-top="0.0417in" fo:margin-bottom="0.0417in" loext:contextual-spacing="false" fo:line-height="115%"/>
      <style:text-properties fo:color="#000000" style:font-name="Times New Roman" fo:font-size="13pt" fo:language="en" fo:country="US" officeooo:paragraph-rsid="05ca8553" style:font-size-asian="13pt" style:font-size-complex="13pt"/>
    </style:style>
    <style:style style:name="P25" style:family="paragraph" style:parent-style-name="Title">
      <style:paragraph-properties fo:margin-top="0.0417in" fo:margin-bottom="0.0417in" loext:contextual-spacing="false" fo:line-height="115%"/>
      <style:text-properties fo:color="#000000" style:font-name="Times New Roman" fo:font-size="18pt" fo:font-weight="normal" officeooo:paragraph-rsid="05d3ef44" style:font-size-asian="18pt" style:font-weight-asian="normal" style:font-name-complex="Times New Roman1" style:font-size-complex="18pt"/>
    </style:style>
    <style:style style:name="P26" style:family="paragraph" style:parent-style-name="Title">
      <style:paragraph-properties fo:margin-top="0.0417in" fo:margin-bottom="0.0417in" loext:contextual-spacing="false" fo:line-height="115%"/>
      <style:text-properties style:font-name="Times New Roman" officeooo:paragraph-rsid="05ca8553"/>
    </style:style>
    <style:style style:name="P27" style:family="paragraph" style:parent-style-name="titel">
      <style:paragraph-properties fo:margin-top="0.0417in" fo:margin-bottom="0.0417in" loext:contextual-spacing="false" fo:line-height="115%"/>
      <style:text-properties style:font-name="Times New Roman" officeooo:paragraph-rsid="05e7c854"/>
    </style:style>
    <style:style style:name="P28" style:family="paragraph" style:parent-style-name="titel">
      <style:paragraph-properties fo:margin-top="0.0417in" fo:margin-bottom="0.0417in" loext:contextual-spacing="false" fo:line-height="115%">
        <style:tab-stops>
          <style:tab-stop style:position="3.15in"/>
          <style:tab-stop style:position="5.1189in"/>
        </style:tab-stops>
      </style:paragraph-properties>
      <style:text-properties style:font-name="Times New Roman" officeooo:paragraph-rsid="05ef8c22"/>
    </style:style>
    <style:style style:name="P29" style:family="paragraph" style:parent-style-name="titel">
      <style:paragraph-properties fo:margin-top="0.0417in" fo:margin-bottom="0.0417in" loext:contextual-spacing="false" fo:line-height="115%">
        <style:tab-stops>
          <style:tab-stop style:position="6.5in" style:type="right"/>
        </style:tab-stops>
      </style:paragraph-properties>
      <style:text-properties fo:color="#000000" style:font-name="Times New Roman" officeooo:paragraph-rsid="05ca8553"/>
    </style:style>
    <style:style style:name="P30" style:family="paragraph" style:parent-style-name="Standard">
      <style:paragraph-properties fo:margin-top="0.1665in" fo:margin-bottom="0in" loext:contextual-spacing="false" fo:line-height="115%">
        <style:tab-stops>
          <style:tab-stop style:position="5in"/>
        </style:tab-stops>
      </style:paragraph-properties>
      <style:text-properties fo:color="#000000" style:font-name="Times New Roman" officeooo:paragraph-rsid="05f60c6a"/>
    </style:style>
    <style:style style:name="P31" style:family="paragraph" style:parent-style-name="Standard">
      <style:paragraph-properties fo:margin-top="0.0835in" fo:margin-bottom="0in" loext:contextual-spacing="false" fo:line-height="115%" fo:text-align="center" style:justify-single-word="false" fo:orphans="0" fo:widows="0"/>
      <style:text-properties fo:color="#000000" style:font-name="Times New Roman" fo:font-size="12pt" fo:language="en" fo:country="US" fo:font-weight="bold" officeooo:paragraph-rsid="06c34c89" style:font-size-asian="12pt" style:font-weight-asian="bold" style:font-size-complex="12pt"/>
    </style:style>
    <style:style style:name="P32" style:family="paragraph" style:parent-style-name="Table_20_Contents">
      <style:paragraph-properties fo:line-height="115%" fo:text-align="start" style:justify-single-word="false"/>
      <style:text-properties officeooo:paragraph-rsid="093bd67f"/>
    </style:style>
    <style:style style:name="P33" style:family="paragraph" style:parent-style-name="Table_20_Contents">
      <style:paragraph-properties fo:line-height="115%" fo:text-align="justify" style:justify-single-word="false"/>
      <style:text-properties officeooo:paragraph-rsid="09745a28"/>
    </style:style>
    <style:style style:name="P34" style:family="paragraph" style:parent-style-name="Table_20_Contents">
      <style:paragraph-properties fo:line-height="115%" fo:text-align="start" style:justify-single-word="false"/>
      <style:text-properties style:font-name="Times New Roman" officeooo:rsid="093a3f0e" officeooo:paragraph-rsid="093e8bc4" style:font-name-asian="Calibri1" style:font-size-complex="11pt"/>
    </style:style>
    <style:style style:name="P35" style:family="paragraph" style:parent-style-name="Table_20_Contents">
      <style:paragraph-properties fo:line-height="115%" fo:text-align="start" style:justify-single-word="false"/>
      <style:text-properties style:font-name="Times New Roman" officeooo:rsid="093a3f0e" officeooo:paragraph-rsid="099f9213" style:font-name-asian="Calibri1" style:font-size-complex="11pt"/>
    </style:style>
    <style:style style:name="P36" style:family="paragraph" style:parent-style-name="Table_20_Contents">
      <style:paragraph-properties fo:line-height="115%" fo:text-align="start" style:justify-single-word="false"/>
      <style:text-properties style:font-name="Times New Roman" officeooo:rsid="093a3f0e" officeooo:paragraph-rsid="0a315573" style:font-name-asian="Calibri1" style:font-size-complex="11pt"/>
    </style:style>
    <style:style style:name="P37" style:family="paragraph" style:parent-style-name="Table_20_Contents">
      <style:paragraph-properties fo:line-height="115%" fo:text-align="justify" style:justify-single-word="false"/>
      <style:text-properties style:font-name="Times New Roman" officeooo:rsid="09408100" officeooo:paragraph-rsid="09408100" style:font-name-asian="Calibri1" style:font-size-complex="11pt"/>
    </style:style>
    <style:style style:name="P38" style:family="paragraph" style:parent-style-name="Table_20_Contents">
      <style:paragraph-properties fo:line-height="115%" fo:text-align="justify" style:justify-single-word="false"/>
      <style:text-properties style:font-name="Times New Roman" officeooo:rsid="09408100" officeooo:paragraph-rsid="0a315573" style:font-name-asian="Calibri1" style:font-size-complex="11pt"/>
    </style:style>
    <style:style style:name="P39" style:family="paragraph" style:parent-style-name="Table_20_Contents">
      <style:paragraph-properties fo:line-height="115%" fo:text-align="end" style:justify-single-word="false"/>
      <style:text-properties style:font-name="Times New Roman" officeooo:paragraph-rsid="0a5ad022" style:font-name-asian="Calibri1" style:font-size-complex="11pt"/>
    </style:style>
    <style:style style:name="P40" style:family="paragraph" style:parent-style-name="Table_20_Contents">
      <style:paragraph-properties fo:line-height="115%" fo:text-align="end" style:justify-single-word="false"/>
      <style:text-properties style:font-name="Times New Roman" officeooo:paragraph-rsid="0a564f4b" style:font-name-asian="Calibri1" style:font-size-complex="11pt"/>
    </style:style>
    <style:style style:name="P41" style:family="paragraph" style:parent-style-name="Table_20_Contents">
      <style:paragraph-properties fo:line-height="115%" fo:text-align="justify" style:justify-single-word="false"/>
      <style:text-properties style:font-name="Times New Roman" style:font-name-asian="Calibri1" style:font-size-complex="11pt"/>
    </style:style>
    <style:style style:name="P42" style:family="paragraph" style:parent-style-name="Table_20_Contents">
      <style:paragraph-properties fo:line-height="115%" fo:text-align="justify" style:justify-single-word="false"/>
      <style:text-properties style:font-name="Times New Roman" officeooo:paragraph-rsid="093e8bc4" style:font-name-asian="Calibri1" style:font-size-complex="11pt"/>
    </style:style>
    <style:style style:name="P43" style:family="paragraph" style:parent-style-name="Table_20_Contents">
      <style:paragraph-properties fo:line-height="115%" fo:text-align="justify" style:justify-single-word="false"/>
      <style:text-properties style:font-name="Times New Roman" officeooo:paragraph-rsid="0a2e3eed" style:font-name-asian="Calibri1" style:font-size-complex="11pt"/>
    </style:style>
    <style:style style:name="P44" style:family="paragraph" style:parent-style-name="Table_20_Contents">
      <style:paragraph-properties fo:line-height="115%" fo:text-align="end" style:justify-single-word="false"/>
      <style:text-properties style:font-name="Times New Roman" officeooo:paragraph-rsid="081c293d"/>
    </style:style>
    <style:style style:name="P45" style:family="paragraph" style:parent-style-name="Table_20_Contents">
      <style:paragraph-properties fo:text-align="justify" style:justify-single-word="false"/>
      <style:text-properties style:font-name="Times New Roman" fo:font-size="12pt" officeooo:paragraph-rsid="08e348a8" style:font-name-asian="Times New Roman1" style:font-size-asian="12pt" style:font-name-complex="Arial" style:font-size-complex="12pt"/>
    </style:style>
    <style:style style:name="P46" style:family="paragraph" style:parent-style-name="Table_20_Contents">
      <style:paragraph-properties fo:text-align="justify" style:justify-single-word="false"/>
      <style:text-properties style:font-name="Times New Roman" fo:font-size="12pt" officeooo:paragraph-rsid="08e562c5" style:font-name-asian="Times New Roman1" style:font-size-asian="12pt" style:font-name-complex="Arial" style:font-size-complex="12pt"/>
    </style:style>
    <style:style style:name="P47" style:family="paragraph" style:parent-style-name="Table_20_Contents">
      <style:paragraph-properties fo:text-align="justify" style:justify-single-word="false"/>
      <style:text-properties style:font-name="Times New Roman" fo:font-size="12pt" style:font-name-asian="Times New Roman1" style:font-size-asian="12pt" style:font-size-complex="12pt"/>
    </style:style>
    <style:style style:name="P48" style:family="paragraph" style:parent-style-name="Table_20_Contents">
      <style:paragraph-properties fo:text-align="start" style:justify-single-word="false"/>
      <style:text-properties style:font-name="Times New Roman" fo:font-size="12pt" style:font-name-asian="Times New Roman1" style:font-size-asian="12pt" style:font-size-complex="12pt"/>
    </style:style>
    <style:style style:name="P49" style:family="paragraph" style:parent-style-name="Table_20_Contents">
      <loext:graphic-properties draw:fill="none"/>
      <style:paragraph-properties fo:margin-left="-0.25in" fo:margin-right="0in" fo:line-height="115%" fo:text-align="end" style:justify-single-word="false" fo:orphans="0" fo:widows="0" fo:text-indent="0in" style:auto-text-indent="false" fo:background-color="transparent" text:number-lines="false" text:line-number="0"/>
      <style:text-properties style:font-name="Times New Roman" officeooo:paragraph-rsid="0a564f4b" style:font-name-asian="Calibri1" style:font-size-complex="11pt"/>
    </style:style>
    <style:style style:name="P50" style:family="paragraph" style:parent-style-name="titel">
      <style:paragraph-properties fo:margin-left="0in" fo:margin-right="-0.0492in" fo:margin-top="0.0417in" fo:margin-bottom="0in" loext:contextual-spacing="false" fo:line-height="115%" fo:text-indent="0in" style:auto-text-indent="false">
        <style:tab-stops>
          <style:tab-stop style:position="3.3472in"/>
          <style:tab-stop style:position="5.2173in"/>
        </style:tab-stops>
      </style:paragraph-properties>
      <style:text-properties fo:color="#000000" style:font-name="Times New Roman" officeooo:paragraph-rsid="05f60c6a"/>
    </style:style>
    <style:style style:name="P51" style:family="paragraph" style:parent-style-name="Heading_20_1" style:list-style-name="">
      <style:paragraph-properties fo:margin-left="0.4366in" fo:margin-right="0in" fo:margin-top="0.0835in" fo:margin-bottom="0in" loext:contextual-spacing="false" fo:line-height="115%" fo:orphans="0" fo:widows="0" fo:text-indent="-0.4366in" style:auto-text-indent="false" fo:keep-with-next="auto">
        <style:tab-stops>
          <style:tab-stop style:position="0.5909in"/>
        </style:tab-stops>
      </style:paragraph-properties>
      <style:text-properties style:font-name="Times New Roman" fo:font-size="12pt" fo:language="en" fo:country="US" officeooo:paragraph-rsid="081c293d" style:font-size-asian="12pt" style:font-size-complex="12pt"/>
    </style:style>
    <style:style style:name="P52" style:family="paragraph" style:parent-style-name="Heading_20_1" style:list-style-name="">
      <style:paragraph-properties fo:margin-left="0.4366in" fo:margin-right="0in" fo:margin-top="0.0835in" fo:margin-bottom="0in" loext:contextual-spacing="false" fo:line-height="115%" fo:orphans="0" fo:widows="0" fo:text-indent="-0.4366in" style:auto-text-indent="false" fo:keep-with-next="auto">
        <style:tab-stops>
          <style:tab-stop style:position="0.5909in"/>
        </style:tab-stops>
      </style:paragraph-properties>
      <style:text-properties fo:color="#000000" style:font-name="Times New Roman" fo:font-size="12pt" fo:language="en" fo:country="US" officeooo:paragraph-rsid="081c293d" style:font-size-asian="12pt" style:font-size-complex="12pt"/>
    </style:style>
    <style:style style:name="P53" style:family="paragraph" style:parent-style-name="Heading_20_1" style:list-style-name="" style:master-page-name="Converted3">
      <style:paragraph-properties fo:margin-left="0.4366in" fo:margin-right="0in" fo:margin-top="0.0835in" fo:margin-bottom="0in" loext:contextual-spacing="false" fo:line-height="115%" fo:orphans="0" fo:widows="0" fo:text-indent="-0.4366in" style:auto-text-indent="false" style:page-number="2" fo:keep-with-next="auto">
        <style:tab-stops>
          <style:tab-stop style:position="0.5909in"/>
        </style:tab-stops>
      </style:paragraph-properties>
      <style:text-properties style:font-name="Times New Roman" fo:font-size="12pt" fo:language="en" fo:country="US" officeooo:paragraph-rsid="083043b6" style:font-size-asian="12pt" style:font-size-complex="12pt"/>
    </style:style>
    <style:style style:name="P54" style:family="paragraph" style:parent-style-name="Heading_20_1" style:list-style-name="">
      <style:paragraph-properties fo:margin-left="0.4366in" fo:margin-right="0in" fo:margin-top="0.0835in" fo:margin-bottom="0.0835in" loext:contextual-spacing="false" fo:line-height="115%" fo:orphans="0" fo:widows="0" fo:text-indent="-0.4366in" style:auto-text-indent="false" fo:keep-with-next="auto">
        <style:tab-stops>
          <style:tab-stop style:position="0.5909in"/>
        </style:tab-stops>
      </style:paragraph-properties>
      <style:text-properties style:font-name="Times New Roman" fo:font-size="12pt" fo:language="en" fo:country="US" officeooo:paragraph-rsid="081fc9c6" style:font-size-asian="12pt" style:font-size-complex="12pt"/>
    </style:style>
    <style:style style:name="P55" style:family="paragraph" style:parent-style-name="Heading_20_1" style:list-style-name="L5">
      <style:paragraph-properties fo:margin-left="0.4366in" fo:margin-right="0in" fo:margin-top="0.0835in" fo:margin-bottom="0.0835in" loext:contextual-spacing="false" fo:line-height="115%" fo:text-indent="-0.4366in" style:auto-text-indent="false"/>
      <style:text-properties style:font-name="Times New Roman" fo:font-size="12pt" fo:font-weight="normal" officeooo:paragraph-rsid="081fc9c6" style:font-size-asian="12pt" style:font-weight-asian="normal" style:font-size-complex="12pt"/>
    </style:style>
    <style:style style:name="P56" style:family="paragraph" style:parent-style-name="Heading_20_1">
      <style:paragraph-properties fo:margin-left="0in" fo:margin-right="0in" fo:margin-top="0.0835in" fo:margin-bottom="0.0835in" loext:contextual-spacing="false" fo:line-height="115%" fo:orphans="0" fo:widows="0" fo:text-indent="0in" style:auto-text-indent="false" fo:keep-with-next="auto">
        <style:tab-stops>
          <style:tab-stop style:position="0.5909in"/>
        </style:tab-stops>
      </style:paragraph-properties>
      <style:text-properties style:font-name="Times New Roman" fo:font-size="12pt" fo:language="en" fo:country="US" officeooo:paragraph-rsid="081fc9c6" style:font-size-asian="12pt" style:font-size-complex="12pt"/>
    </style:style>
    <style:style style:name="P57" style:family="paragraph" style:parent-style-name="Heading_20_1" style:list-style-name="L5">
      <style:paragraph-properties fo:margin-left="0.4437in" fo:margin-right="0in" fo:margin-top="0.0417in" fo:margin-bottom="0.0417in" loext:contextual-spacing="false" fo:line-height="115%" fo:orphans="0" fo:widows="0" fo:text-indent="0in" style:auto-text-indent="false" fo:keep-with-next="auto"/>
      <style:text-properties style:font-name="Times New Roman" fo:font-size="13pt" officeooo:paragraph-rsid="088e1730" style:font-size-asian="13pt" style:font-name-complex="Times New Roman1" style:font-size-complex="13pt"/>
    </style:style>
    <style:style style:name="P58" style:family="paragraph" style:parent-style-name="Heading_20_2" style:list-style-name="WWNum31">
      <style:paragraph-properties fo:line-height="115%" fo:orphans="0" fo:widows="0"/>
      <style:text-properties style:font-name="Times New Roman" fo:font-size="12pt" fo:language="en" fo:country="US" officeooo:rsid="09b5ff68" officeooo:paragraph-rsid="081fc9c6" style:font-size-asian="12pt" style:font-name-complex="Times New Roman1" style:font-size-complex="12pt"/>
    </style:style>
    <style:style style:name="P59" style:family="paragraph" style:parent-style-name="Heading_20_2" style:list-style-name="WWNum31">
      <style:paragraph-properties fo:line-height="115%" fo:orphans="0" fo:widows="0"/>
      <style:text-properties style:font-name="Times New Roman" officeooo:rsid="09b5ff68" officeooo:paragraph-rsid="089d6a30"/>
    </style:style>
    <style:style style:name="P60" style:family="paragraph" style:parent-style-name="Heading_20_2" style:list-style-name="WWNum31">
      <style:paragraph-properties fo:line-height="115%" fo:orphans="0" fo:widows="0"/>
      <style:text-properties style:font-name="Times New Roman" officeooo:rsid="09b5ff68" officeooo:paragraph-rsid="08219ce7"/>
    </style:style>
    <style:style style:name="P61" style:family="paragraph" style:parent-style-name="Heading_20_2" style:list-style-name="WWNum31">
      <style:paragraph-properties fo:line-height="115%" fo:text-align="end" style:justify-single-word="false" fo:orphans="0" fo:widows="0"/>
      <style:text-properties fo:color="#000000" style:font-name="Times New Roman" fo:font-size="12pt" fo:language="en" fo:country="US" officeooo:rsid="081c293d" officeooo:paragraph-rsid="081fc9c6" fo:background-color="transparent" style:font-name-asian="Times New Roman1" style:font-size-asian="12pt" style:font-name-complex="Times New Roman1" style:font-size-complex="12pt" style:font-style-complex="italic" style:font-weight-complex="bold"/>
    </style:style>
    <style:style style:name="P62" style:family="paragraph" style:parent-style-name="Heading_20_2" style:list-style-name="WWNum12">
      <style:paragraph-properties fo:margin-left="0.4374in" fo:margin-right="0in" fo:margin-top="0.0835in" fo:margin-bottom="0in" loext:contextual-spacing="false" fo:line-height="115%" fo:orphans="0" fo:widows="0" fo:text-indent="-0.4374in" style:auto-text-indent="false" fo:keep-with-next="auto"/>
      <style:text-properties style:font-name="Times New Roman" officeooo:paragraph-rsid="081c293d"/>
    </style:style>
    <style:style style:name="P63" style:family="paragraph" style:parent-style-name="Heading_20_2" style:list-style-name="WWNum12">
      <style:paragraph-properties fo:margin-left="0.4366in" fo:margin-right="0in" fo:margin-top="0.0835in" fo:margin-bottom="0in" loext:contextual-spacing="false" fo:line-height="115%" fo:orphans="0" fo:widows="0" fo:text-indent="-0.4366in" style:auto-text-indent="false" fo:keep-with-next="auto"/>
      <style:text-properties style:font-name="Times New Roman" fo:font-size="12pt" fo:language="en" fo:country="US" officeooo:paragraph-rsid="081c293d" style:font-size-asian="12pt" style:font-name-complex="Times New Roman1" style:font-size-complex="12pt"/>
    </style:style>
    <style:style style:name="P64" style:family="paragraph" style:parent-style-name="Heading_20_2" style:list-style-name="WWNum12">
      <style:paragraph-properties fo:margin-left="0.4366in" fo:margin-right="0in" fo:margin-top="0.0835in" fo:margin-bottom="0in" loext:contextual-spacing="false" fo:line-height="115%" fo:orphans="0" fo:widows="0" fo:text-indent="-0.4366in" style:auto-text-indent="false" fo:keep-with-next="auto"/>
      <style:text-properties fo:color="#000000" style:font-name="Times New Roman" fo:font-size="13pt" fo:language="en" fo:country="US" officeooo:paragraph-rsid="081c293d" style:font-size-asian="13pt" style:font-size-complex="13pt"/>
    </style:style>
    <style:style style:name="P65" style:family="paragraph" style:parent-style-name="Heading_20_2" style:list-style-name="WWNum13">
      <style:paragraph-properties fo:margin-left="0.4366in" fo:margin-right="0in" fo:margin-top="0.0835in" fo:margin-bottom="0in" loext:contextual-spacing="false" fo:line-height="115%" fo:text-indent="-0.4366in" style:auto-text-indent="false">
        <style:tab-stops>
          <style:tab-stop style:position="6.2984in" style:leader-style="solid" style:leader-text="_"/>
        </style:tab-stops>
      </style:paragraph-properties>
      <style:text-properties style:font-name="Times New Roman" officeooo:paragraph-rsid="0825f037"/>
    </style:style>
    <style:style style:name="P66" style:family="paragraph" style:parent-style-name="Heading_20_2" style:list-style-name="L1">
      <style:paragraph-properties fo:margin-left="0.4366in" fo:margin-right="0in" fo:margin-top="0.0835in" fo:margin-bottom="0in" loext:contextual-spacing="false" fo:line-height="115%" fo:text-indent="-0.4366in" style:auto-text-indent="false"/>
      <style:text-properties style:font-name="Times New Roman" officeooo:paragraph-rsid="083513f0"/>
    </style:style>
    <style:style style:name="P67" style:family="paragraph" style:parent-style-name="Heading_20_2" style:list-style-name="L1">
      <style:paragraph-properties fo:margin-left="0.4366in" fo:margin-right="0in" fo:margin-top="0.0835in" fo:margin-bottom="0in" loext:contextual-spacing="false" fo:line-height="115%" fo:text-indent="-0.4366in" style:auto-text-indent="false"/>
      <style:text-properties style:font-name="Times New Roman" officeooo:paragraph-rsid="08336a7c"/>
    </style:style>
    <style:style style:name="P68" style:family="paragraph" style:parent-style-name="Heading_20_2" style:list-style-name="L1">
      <style:paragraph-properties fo:margin-left="0.4366in" fo:margin-right="0in" fo:margin-top="0.0835in" fo:margin-bottom="0in" loext:contextual-spacing="false" fo:line-height="115%" fo:text-indent="-0.4366in" style:auto-text-indent="false"/>
      <style:text-properties style:font-name="Times New Roman" officeooo:paragraph-rsid="08f98d12"/>
    </style:style>
    <style:style style:name="P69" style:family="paragraph" style:parent-style-name="Heading_20_2" style:list-style-name="L3">
      <style:paragraph-properties fo:margin-left="0.4366in" fo:margin-right="0in" fo:margin-top="0in" fo:margin-bottom="0.0835in" loext:contextual-spacing="false" fo:line-height="115%" fo:text-indent="-0.4366in" style:auto-text-indent="false"/>
      <style:text-properties style:font-name="Times New Roman" fo:font-size="12pt" fo:language="en" fo:country="US" officeooo:paragraph-rsid="081fc9c6" style:font-size-asian="12pt" style:font-name-complex="Times New Roman1" style:font-size-complex="12pt"/>
    </style:style>
    <style:style style:name="P70" style:family="paragraph" style:parent-style-name="Heading_20_2" style:list-style-name="L4">
      <style:paragraph-properties fo:margin-left="0.4366in" fo:margin-right="0in" fo:margin-top="0in" fo:margin-bottom="0.0835in" loext:contextual-spacing="false" fo:line-height="115%" fo:orphans="0" fo:widows="0" fo:text-indent="-0.4366in" style:auto-text-indent="false" fo:keep-with-next="auto"/>
      <style:text-properties style:font-name="Times New Roman" fo:font-size="12pt" fo:language="en" fo:country="US" officeooo:paragraph-rsid="081fc9c6" style:font-size-asian="12pt" style:font-name-complex="Times New Roman1" style:font-size-complex="12pt"/>
    </style:style>
    <style:style style:name="P71" style:family="paragraph" style:parent-style-name="Heading_20_2" style:list-style-name="L5">
      <style:paragraph-properties fo:margin-left="0.4366in" fo:margin-right="0in" fo:line-height="115%" fo:orphans="0" fo:widows="0" fo:text-indent="-0.4366in" style:auto-text-indent="false" fo:keep-with-next="auto"/>
      <style:text-properties style:font-name="Times New Roman" fo:font-size="12pt" fo:language="en" fo:country="US" officeooo:paragraph-rsid="081fc9c6" style:font-size-asian="12pt" style:font-name-complex="Times New Roman1" style:font-size-complex="12pt"/>
    </style:style>
    <style:style style:name="P72" style:family="paragraph" style:parent-style-name="Heading_20_2">
      <style:paragraph-properties fo:margin-left="0in" fo:margin-right="0in" fo:margin-top="0.0835in" fo:margin-bottom="0in" loext:contextual-spacing="false" fo:line-height="115%" fo:orphans="0" fo:widows="0" fo:text-indent="0in" style:auto-text-indent="false"/>
      <style:text-properties fo:color="#000000" style:font-name="Times New Roman" fo:font-size="13pt" fo:language="en" fo:country="US" officeooo:paragraph-rsid="081c293d" style:font-size-asian="13pt" style:font-size-complex="13pt"/>
    </style:style>
    <style:style style:name="P73" style:family="paragraph" style:parent-style-name="Heading_20_2" style:list-style-name="WWNum13">
      <style:paragraph-properties fo:margin-left="0.4437in" fo:margin-right="0in" fo:margin-top="0.0417in" fo:margin-bottom="0.0417in" loext:contextual-spacing="false" fo:line-height="115%" fo:text-indent="-0.45in" style:auto-text-indent="false">
        <style:tab-stops>
          <style:tab-stop style:position="6.2984in" style:leader-style="solid" style:leader-text="_"/>
        </style:tab-stops>
      </style:paragraph-properties>
      <style:text-properties fo:color="#000000" style:font-name="Times New Roman" fo:font-size="13pt" fo:language="en" fo:country="US" officeooo:rsid="0751b4e5" officeooo:paragraph-rsid="082950b3" fo:background-color="transparent" style:font-size-asian="13pt" style:font-name-complex="Times New Roman1" style:font-size-complex="13pt"/>
    </style:style>
    <style:style style:name="P74" style:family="paragraph" style:parent-style-name="Heading_20_2" style:list-style-name="L2">
      <style:paragraph-properties fo:margin-left="0.4437in" fo:margin-right="0in" fo:line-height="115%" fo:orphans="0" fo:widows="0" fo:text-indent="-0.45in" style:auto-text-indent="false" fo:keep-with-next="auto"/>
      <style:text-properties style:font-name="Times New Roman" officeooo:paragraph-rsid="08d034f9"/>
    </style:style>
    <style:style style:name="P75" style:family="paragraph" style:parent-style-name="Heading_20_2" style:list-style-name="L5">
      <style:paragraph-properties fo:margin-left="0.4437in" fo:margin-right="0in" fo:line-height="115%" fo:orphans="0" fo:widows="0" fo:text-indent="-0.45in" style:auto-text-indent="false" fo:keep-with-next="auto"/>
      <style:text-properties style:font-name="Times New Roman" fo:font-size="12pt" fo:language="en" fo:country="US" officeooo:paragraph-rsid="081fc9c6" style:font-size-asian="12pt" style:font-name-complex="Times New Roman1" style:font-size-complex="12pt"/>
    </style:style>
    <style:style style:name="P76" style:family="paragraph" style:parent-style-name="Heading_20_2" style:list-style-name="L2">
      <style:paragraph-properties fo:margin-left="0.4437in" fo:margin-right="0in" fo:line-height="115%" fo:orphans="0" fo:widows="0" fo:text-indent="-0.45in" style:auto-text-indent="false"/>
      <style:text-properties style:font-name="Times New Roman" fo:font-size="12pt" fo:language="en" fo:country="US" officeooo:rsid="081c293d" officeooo:paragraph-rsid="08d034f9" style:font-size-asian="12pt" style:font-name-complex="Times New Roman1" style:font-size-complex="12pt"/>
    </style:style>
    <style:style style:name="P77" style:family="paragraph" style:parent-style-name="Heading_20_2" style:list-style-name="WWNum31">
      <style:paragraph-properties fo:line-height="115%" fo:orphans="0" fo:widows="0" fo:keep-with-next="auto"/>
      <style:text-properties style:font-name="Times New Roman" fo:font-size="13pt" fo:language="en" fo:country="US" officeooo:paragraph-rsid="089a7764" style:font-size-asian="13pt" style:font-name-complex="Times New Roman1" style:font-size-complex="13pt"/>
    </style:style>
    <style:style style:name="P78" style:family="paragraph" style:parent-style-name="List_20_Paragraph" style:list-style-name="L1">
      <style:paragraph-properties fo:margin-left="0in" fo:margin-right="0in" fo:margin-top="0.0835in" fo:margin-bottom="0in" loext:contextual-spacing="true" fo:line-height="115%" fo:text-align="justify" style:justify-single-word="false" fo:text-indent="0in" style:auto-text-indent="false">
        <style:tab-stops>
          <style:tab-stop style:position="6.0047in" style:type="right"/>
        </style:tab-stops>
      </style:paragraph-properties>
      <style:text-properties style:font-name="Times New Roman" officeooo:paragraph-rsid="08e348a8"/>
    </style:style>
    <style:style style:name="P79" style:family="paragraph" style:parent-style-name="List_20_Paragraph" style:list-style-name="L1">
      <style:paragraph-properties fo:margin-left="0.75in" fo:margin-right="0in" fo:margin-top="0.0835in" fo:margin-bottom="0.0835in" loext:contextual-spacing="true" fo:text-align="justify" style:justify-single-word="false" fo:text-indent="-0.3126in" style:auto-text-indent="false"/>
      <style:text-properties style:font-name="Times New Roman" officeooo:paragraph-rsid="0923d0a5"/>
    </style:style>
    <style:style style:name="P80" style:family="paragraph" style:parent-style-name="List_20_Paragraph" style:list-style-name="L3">
      <style:paragraph-properties fo:margin-left="0.75in" fo:margin-right="0in" fo:margin-top="0in" fo:margin-bottom="0.0835in" loext:contextual-spacing="true" fo:text-align="justify" style:justify-single-word="false" fo:text-indent="-0.3126in" style:auto-text-indent="false"/>
      <style:text-properties style:font-name="Times New Roman" fo:font-size="13pt" officeooo:rsid="08684296" officeooo:paragraph-rsid="08684296" style:font-name-asian="Times New Roman1" style:font-size-asian="13pt" style:font-size-complex="13pt"/>
    </style:style>
    <style:style style:name="P81" style:family="paragraph" style:parent-style-name="List_20_Paragraph" style:list-style-name="L3">
      <style:paragraph-properties fo:margin-left="0.75in" fo:margin-right="0in" fo:margin-top="0in" fo:margin-bottom="0.0835in" loext:contextual-spacing="true" fo:text-align="justify" style:justify-single-word="false" fo:text-indent="-0.3126in" style:auto-text-indent="false"/>
      <style:text-properties style:font-name="Times New Roman" fo:font-size="12pt" officeooo:paragraph-rsid="081fc9c6" style:font-name-asian="Times New Roman1" style:font-size-asian="12pt" style:font-size-complex="12pt"/>
    </style:style>
    <style:style style:name="P82" style:family="paragraph" style:parent-style-name="List_20_Paragraph" style:list-style-name="L3">
      <style:paragraph-properties fo:margin-left="0.748in" fo:margin-right="0in" fo:margin-top="0in" fo:margin-bottom="0.0835in" loext:contextual-spacing="true" fo:text-align="justify" style:justify-single-word="false" fo:text-indent="-0.311in" style:auto-text-indent="false"/>
      <style:text-properties fo:color="#000000" style:font-name="Times New Roman" fo:font-size="13pt" fo:language="vi" fo:country="VN" officeooo:rsid="08668707" officeooo:paragraph-rsid="08668707" style:font-name-asian="Times New Roman1" style:font-size-asian="13pt" style:font-size-complex="13pt"/>
    </style:style>
    <style:style style:name="P83" style:family="paragraph" style:parent-style-name="List_20_Paragraph" style:list-style-name="L3">
      <style:paragraph-properties fo:margin-left="0.748in" fo:margin-right="0in" fo:margin-top="0in" fo:margin-bottom="0.0835in" loext:contextual-spacing="true" fo:text-align="justify" style:justify-single-word="false" fo:text-indent="-0.311in" style:auto-text-indent="false"/>
      <style:text-properties fo:color="#000000" style:font-name="Times New Roman" fo:font-size="13pt" officeooo:rsid="08668707" officeooo:paragraph-rsid="08668707" style:font-name-asian="Times New Roman1" style:font-size-asian="13pt" style:font-size-complex="13pt"/>
    </style:style>
    <style:style style:name="P84" style:family="paragraph" style:parent-style-name="List_20_Paragraph" style:list-style-name="L4">
      <style:paragraph-properties fo:margin-left="0.748in" fo:margin-right="0in" fo:margin-top="0in" fo:margin-bottom="0.0835in" loext:contextual-spacing="true" fo:text-align="justify" style:justify-single-word="false" fo:text-indent="-0.311in" style:auto-text-indent="false"/>
      <style:text-properties fo:color="#000000" style:font-name="Times New Roman" fo:font-size="13pt" officeooo:paragraph-rsid="087ef6b8" style:font-name-asian="Times New Roman1" style:font-size-asian="13pt" style:font-size-complex="13pt"/>
    </style:style>
    <style:style style:name="P85" style:family="paragraph" style:parent-style-name="List_20_Paragraph" style:list-style-name="L3">
      <style:paragraph-properties fo:margin-left="0.748in" fo:margin-right="0in" fo:margin-top="0in" fo:margin-bottom="0.0835in" loext:contextual-spacing="true" fo:text-align="justify" style:justify-single-word="false" fo:text-indent="-0.311in" style:auto-text-indent="false"/>
      <style:text-properties style:font-name="Times New Roman" fo:font-size="13pt" officeooo:rsid="08668707" officeooo:paragraph-rsid="08668707" style:font-name-asian="Times New Roman1" style:font-size-asian="13pt" style:font-size-complex="13pt"/>
    </style:style>
    <style:style style:name="P86" style:family="paragraph" style:parent-style-name="List_20_Paragraph" style:list-style-name="L3">
      <style:paragraph-properties fo:margin-left="0.748in" fo:margin-right="0in" fo:margin-top="0in" fo:margin-bottom="0.0835in" loext:contextual-spacing="true" fo:text-align="justify" style:justify-single-word="false" fo:text-indent="-0.311in" style:auto-text-indent="false"/>
      <style:text-properties style:font-name="Times New Roman" fo:font-size="12pt" officeooo:paragraph-rsid="081fc9c6" style:font-size-asian="12pt" style:font-size-complex="12pt"/>
    </style:style>
    <style:style style:name="P87" style:family="paragraph" style:parent-style-name="List_20_Paragraph" style:list-style-name="L4">
      <style:paragraph-properties fo:margin-left="0.748in" fo:margin-right="0in" fo:margin-top="0in" fo:margin-bottom="0.0835in" loext:contextual-spacing="true" fo:text-align="justify" style:justify-single-word="false" fo:text-indent="-0.311in" style:auto-text-indent="false"/>
      <style:text-properties style:font-name="Times New Roman" fo:font-size="12pt" officeooo:paragraph-rsid="08800521" style:font-size-asian="12pt" style:font-size-complex="12pt"/>
    </style:style>
    <style:style style:name="P88" style:family="paragraph" style:parent-style-name="List_20_Paragraph" style:list-style-name="L4">
      <style:paragraph-properties fo:margin-left="0.748in" fo:margin-right="0in" fo:margin-top="0in" fo:margin-bottom="0.0835in" loext:contextual-spacing="true" fo:text-align="justify" style:justify-single-word="false" fo:text-indent="-0.311in" style:auto-text-indent="false"/>
      <style:text-properties style:font-name="Times New Roman" fo:font-size="12pt" officeooo:paragraph-rsid="081fc9c6" style:font-size-asian="12pt" style:font-size-complex="12pt"/>
    </style:style>
    <style:style style:name="P89" style:family="paragraph" style:parent-style-name="List_20_Paragraph" style:list-style-name="L3">
      <style:paragraph-properties fo:margin-left="0.748in" fo:margin-right="0in" fo:margin-top="0in" fo:margin-bottom="0.0835in" loext:contextual-spacing="true" fo:line-height="115%" fo:text-align="justify" style:justify-single-word="false" fo:orphans="0" fo:widows="0" fo:text-indent="-0.311in" style:auto-text-indent="false"/>
      <style:text-properties style:font-name="Times New Roman" fo:font-size="12pt" fo:language="en" fo:country="US" officeooo:rsid="081c293d" officeooo:paragraph-rsid="081fc9c6" style:font-size-asian="12pt" style:font-name-complex="Times New Roman1" style:font-size-complex="12pt"/>
    </style:style>
    <style:style style:name="P90" style:family="paragraph" style:parent-style-name="List_20_Paragraph" style:list-style-name="L4">
      <style:paragraph-properties fo:margin-left="0.748in" fo:margin-right="0in" fo:margin-top="0in" fo:margin-bottom="0.0835in" loext:contextual-spacing="true" fo:line-height="115%" fo:text-align="justify" style:justify-single-word="false" fo:orphans="0" fo:widows="0" fo:text-indent="-0.311in" style:auto-text-indent="false"/>
      <style:text-properties style:font-name="Times New Roman" fo:font-size="12pt" fo:language="en" fo:country="US" officeooo:rsid="081c293d" officeooo:paragraph-rsid="081fc9c6" style:font-size-asian="12pt" style:font-name-complex="Times New Roman1" style:font-size-complex="12pt"/>
    </style:style>
    <style:style style:name="P91" style:family="paragraph" style:parent-style-name="List_20_Paragraph" style:list-style-name="L3">
      <style:paragraph-properties fo:margin-left="0.748in" fo:margin-right="0in" fo:margin-top="0.0835in" fo:margin-bottom="0.0835in" loext:contextual-spacing="true" fo:text-align="justify" style:justify-single-word="false" fo:text-indent="-0.311in" style:auto-text-indent="false"/>
      <style:text-properties fo:color="#000000" style:font-name="Times New Roman" fo:font-size="13pt" officeooo:rsid="08684296" officeooo:paragraph-rsid="08684296" style:font-name-asian="Times New Roman1" style:font-size-asian="13pt" style:font-size-complex="13pt"/>
    </style:style>
    <style:style style:name="P92" style:family="paragraph" style:parent-style-name="List_20_Paragraph" style:list-style-name="L3">
      <style:paragraph-properties fo:margin-left="0.748in" fo:margin-right="0in" fo:margin-top="0.0835in" fo:margin-bottom="0.0835in" loext:contextual-spacing="true" fo:text-align="justify" style:justify-single-word="false" fo:text-indent="-0.311in" style:auto-text-indent="false"/>
      <style:text-properties fo:color="#000000" style:font-name="Times New Roman" fo:font-size="13pt" officeooo:rsid="086c1197" officeooo:paragraph-rsid="086c1197" style:font-name-asian="Times New Roman1" style:font-size-asian="13pt" style:font-size-complex="13pt"/>
    </style:style>
    <style:style style:name="P93" style:family="paragraph" style:parent-style-name="List_20_Paragraph" style:list-style-name="L3">
      <style:paragraph-properties fo:margin-left="0.748in" fo:margin-right="0in" fo:margin-top="0.0835in" fo:margin-bottom="0.0835in" loext:contextual-spacing="true" fo:text-align="justify" style:justify-single-word="false" fo:text-indent="-0.311in" style:auto-text-indent="false"/>
      <style:text-properties style:font-name="Times New Roman" fo:font-size="12pt" officeooo:paragraph-rsid="08684296" style:font-size-asian="12pt" style:font-size-complex="12pt"/>
    </style:style>
    <style:style style:name="P94" style:family="paragraph" style:parent-style-name="List_20_Paragraph" style:list-style-name="L3">
      <style:paragraph-properties fo:margin-left="0.4366in" fo:margin-right="0in" fo:margin-top="0in" fo:margin-bottom="0.0835in" loext:contextual-spacing="false" fo:text-align="justify" style:justify-single-word="false" fo:text-indent="-0.4366in" style:auto-text-indent="false"/>
      <style:text-properties style:font-name="Times New Roman" fo:font-size="12pt" officeooo:paragraph-rsid="081fc9c6" style:font-size-asian="12pt" style:font-size-complex="12pt"/>
    </style:style>
    <style:style style:name="P95" style:family="paragraph" style:parent-style-name="List_20_Paragraph" style:list-style-name="L4">
      <style:paragraph-properties fo:margin-left="0.4366in" fo:margin-right="0in" fo:margin-top="0in" fo:margin-bottom="0.0835in" loext:contextual-spacing="false" fo:text-align="justify" style:justify-single-word="false" fo:orphans="0" fo:widows="0" fo:text-indent="-0.4366in" style:auto-text-indent="false">
        <style:tab-stops>
          <style:tab-stop style:position="0.2957in"/>
        </style:tab-stops>
      </style:paragraph-properties>
      <style:text-properties style:font-name="Times New Roman" fo:font-size="12pt" officeooo:paragraph-rsid="081fc9c6" style:font-size-asian="12pt" style:font-size-complex="12pt"/>
    </style:style>
    <style:style style:name="P96" style:family="paragraph" style:parent-style-name="Standard" style:list-style-name="L1">
      <style:paragraph-properties fo:margin-left="0.4366in" fo:margin-right="0in" fo:line-height="115%" fo:orphans="0" fo:widows="0" fo:text-indent="-0.4366in" style:auto-text-indent="false"/>
      <style:text-properties style:font-name="Times New Roman" fo:font-size="12pt" officeooo:paragraph-rsid="081c293d" style:font-size-asian="12pt" style:font-size-complex="12pt"/>
    </style:style>
    <style:style style:name="P97" style:family="paragraph" style:parent-style-name="Standard" style:list-style-name="L2">
      <style:paragraph-properties fo:margin-left="0.4366in" fo:margin-right="0in" fo:line-height="115%" fo:text-indent="-0.4366in" style:auto-text-indent="false"/>
      <style:text-properties style:font-name="Times New Roman" fo:font-size="12pt" fo:language="en" fo:country="US" officeooo:paragraph-rsid="081fc9c6" fo:background-color="#ffffff" style:font-size-asian="12pt" style:font-size-complex="12pt"/>
    </style:style>
    <style:style style:name="P98" style:family="paragraph" style:parent-style-name="Standard" style:list-style-name="L2">
      <style:paragraph-properties fo:margin-left="0.4366in" fo:margin-right="0in" fo:line-height="115%" fo:text-indent="-0.4366in" style:auto-text-indent="false"/>
      <style:text-properties style:font-name="Times New Roman" officeooo:paragraph-rsid="0b3202dc"/>
    </style:style>
    <style:style style:name="P99" style:family="paragraph" style:parent-style-name="Standard" style:list-style-name="L2">
      <style:paragraph-properties fo:margin-left="0.4366in" fo:margin-right="0in" fo:line-height="100%" fo:text-indent="-0.4366in" style:auto-text-indent="false"/>
      <style:text-properties style:font-name="Times New Roman" officeooo:paragraph-rsid="081fc9c6"/>
    </style:style>
    <style:style style:name="P100" style:family="paragraph" style:parent-style-name="Standard" style:list-style-name="L2">
      <style:paragraph-properties fo:margin-left="0.4366in" fo:margin-right="0in" fo:line-height="100%" fo:text-indent="-0.4366in" style:auto-text-indent="false"/>
      <style:text-properties style:font-name="Times New Roman" officeooo:paragraph-rsid="085b75de"/>
    </style:style>
    <style:style style:name="P101" style:family="paragraph" style:parent-style-name="Standard">
      <style:paragraph-properties fo:margin-top="0in" fo:margin-bottom="0in" loext:contextual-spacing="false" fo:line-height="115%" fo:text-align="end" style:justify-single-word="false"/>
      <style:text-properties style:font-name="Times New Roman" fo:font-size="13pt" officeooo:paragraph-rsid="00780b48" style:font-size-asian="13pt" style:font-size-complex="13pt"/>
    </style:style>
    <style:style style:name="P102" style:family="paragraph" style:parent-style-name="Table_20_Contents">
      <style:paragraph-properties fo:line-height="115%" fo:text-align="justify" style:justify-single-word="false"/>
      <style:text-properties officeooo:paragraph-rsid="09745a28"/>
    </style:style>
    <style:style style:name="P103" style:family="paragraph" style:parent-style-name="Table_20_Contents">
      <style:paragraph-properties fo:line-height="115%" fo:text-align="start" style:justify-single-word="false"/>
      <style:text-properties style:font-name="Calibri" officeooo:paragraph-rsid="00780b48" style:font-name-asian="Calibri1" style:font-size-complex="11pt"/>
    </style:style>
    <style:style style:name="P104" style:family="paragraph" style:parent-style-name="Table_20_Contents">
      <style:paragraph-properties fo:margin-top="0in" fo:margin-bottom="0in" loext:contextual-spacing="false" fo:line-height="115%" fo:text-align="start" style:justify-single-word="false"/>
      <style:text-properties style:font-name="Times New Roman" fo:font-size="13pt" officeooo:paragraph-rsid="00780b48" style:font-name-asian="Calibri1" style:font-size-asian="13pt" style:font-size-complex="13pt"/>
    </style:style>
    <style:style style:name="P105" style:family="paragraph" style:parent-style-name="Table_20_Contents">
      <style:paragraph-properties fo:margin-top="0in" fo:margin-bottom="0in" loext:contextual-spacing="false" fo:line-height="115%" fo:text-align="start" style:justify-single-word="false"/>
      <style:text-properties style:font-name="Times New Roman" fo:font-size="13pt" officeooo:paragraph-rsid="01edaf73" style:font-name-asian="Calibri1" style:font-size-asian="13pt" style:font-size-complex="13pt"/>
    </style:style>
    <style:style style:name="P106" style:family="paragraph" style:parent-style-name="Table_20_Contents">
      <style:paragraph-properties fo:margin-top="0in" fo:margin-bottom="0in" loext:contextual-spacing="false" fo:line-height="115%" fo:text-align="end" style:justify-single-word="false"/>
      <style:text-properties style:font-name="Times New Roman" fo:font-size="13pt" officeooo:paragraph-rsid="00780b48" style:font-name-asian="Calibri1" style:font-size-asian="13pt" style:font-size-complex="13pt"/>
    </style:style>
    <style:style style:name="P107" style:family="paragraph" style:parent-style-name="Table_20_Contents">
      <style:paragraph-properties fo:margin-top="0in" fo:margin-bottom="0in" loext:contextual-spacing="false" fo:line-height="115%" fo:text-align="end" style:justify-single-word="false"/>
      <style:text-properties style:font-name="Times New Roman" fo:font-size="13pt" officeooo:paragraph-rsid="01f0f5d2" style:font-name-asian="Calibri1" style:font-size-asian="13pt" style:font-size-complex="13pt"/>
    </style:style>
    <style:style style:name="P108" style:family="paragraph" style:parent-style-name="Table_20_Contents">
      <style:paragraph-properties fo:margin-top="0in" fo:margin-bottom="0in" loext:contextual-spacing="false" fo:line-height="115%" fo:text-align="justify" style:justify-single-word="false"/>
      <style:text-properties style:font-name="Times New Roman" fo:font-size="13pt" officeooo:paragraph-rsid="00780b48" style:font-name-asian="Calibri1" style:font-size-asian="13pt" style:font-size-complex="13pt"/>
    </style:style>
    <style:style style:name="P109" style:family="paragraph" style:parent-style-name="Table_20_Contents">
      <style:paragraph-properties fo:margin-top="0in" fo:margin-bottom="0in" loext:contextual-spacing="false" fo:line-height="115%" fo:text-align="justify" style:justify-single-word="false"/>
      <style:text-properties style:font-name="Times New Roman" fo:font-size="13pt" officeooo:paragraph-rsid="01f0f5d2" style:font-name-asian="Calibri1" style:font-size-asian="13pt" style:font-size-complex="13pt"/>
    </style:style>
    <style:style style:name="P110" style:family="paragraph" style:parent-style-name="Table_20_Contents">
      <style:paragraph-properties fo:margin-top="0in" fo:margin-bottom="0in" loext:contextual-spacing="false" fo:line-height="115%" fo:text-align="end" style:justify-single-word="false"/>
      <style:text-properties style:font-name="Times New Roman" fo:font-size="13pt" officeooo:rsid="0e6f6f03" officeooo:paragraph-rsid="00780b48" style:font-name-asian="Calibri1" style:font-size-asian="13pt" style:font-size-complex="13pt"/>
    </style:style>
    <style:style style:name="P111" style:family="paragraph" style:parent-style-name="Table_20_Contents">
      <style:paragraph-properties fo:margin-top="0in" fo:margin-bottom="0in" loext:contextual-spacing="false" fo:line-height="115%" fo:text-align="start" style:justify-single-word="false"/>
      <style:text-properties style:font-name="Times New Roman" fo:font-size="13pt" officeooo:rsid="0c4c1ddb" officeooo:paragraph-rsid="00780b48" style:font-name-asian="Calibri1" style:font-size-asian="13pt" style:font-size-complex="13pt"/>
    </style:style>
    <style:style style:name="P112" style:family="paragraph" style:parent-style-name="Table_20_Contents">
      <style:paragraph-properties fo:margin-top="0in" fo:margin-bottom="0in" loext:contextual-spacing="false" fo:line-height="115%" fo:text-align="end" style:justify-single-word="false"/>
      <style:text-properties style:font-name="Times New Roman" fo:font-size="13pt" officeooo:rsid="0e335dbd" officeooo:paragraph-rsid="00780b48" style:font-name-asian="Calibri1" style:font-size-asian="13pt" style:font-size-complex="13pt"/>
    </style:style>
    <style:style style:name="P113" style:family="paragraph" style:parent-style-name="Table_20_Contents">
      <style:paragraph-properties fo:margin-top="0in" fo:margin-bottom="0in" loext:contextual-spacing="false" fo:line-height="115%" fo:text-align="start" style:justify-single-word="false"/>
      <style:text-properties style:font-name="Times New Roman" fo:font-size="13pt" officeooo:paragraph-rsid="00780b48" style:font-size-asian="13pt" style:font-size-complex="13pt"/>
    </style:style>
    <style:style style:name="P114" style:family="paragraph" style:parent-style-name="Table_20_Contents">
      <style:paragraph-properties fo:margin-top="0in" fo:margin-bottom="0in" loext:contextual-spacing="false" fo:line-height="115%" fo:text-align="start" style:justify-single-word="false"/>
      <style:text-properties style:font-name="Calibri" officeooo:paragraph-rsid="01e6a397" style:font-name-asian="Calibri1" style:font-size-complex="11pt"/>
    </style:style>
    <style:style style:name="T1" style:family="text">
      <style:text-properties officeooo:rsid="0b73195a"/>
    </style:style>
    <style:style style:name="T2" style:family="text">
      <style:text-properties fo:color="#ff0000" style:font-name="Times New Roman" fo:font-size="8pt" fo:language="en" fo:country="US" style:font-size-asian="8pt" style:font-size-complex="8pt"/>
    </style:style>
    <style:style style:name="T3" style:family="text">
      <style:text-properties fo:color="#ff0000" style:font-name="Times New Roman" fo:font-size="8pt" fo:language="en" fo:country="US" officeooo:rsid="041361ca" style:font-size-asian="8pt" style:font-size-complex="8pt"/>
    </style:style>
    <style:style style:name="T4" style:family="text">
      <style:text-properties fo:color="#ff0000" fo:font-size="13pt" fo:language="en" fo:country="US" style:font-size-asian="13pt" style:font-size-complex="13pt"/>
    </style:style>
    <style:style style:name="T5" style:family="text">
      <style:text-properties fo:color="#ff0000" fo:font-size="12pt" fo:language="en" fo:country="US" style:font-size-asian="12pt" style:font-name-complex="Times New Roman1" style:font-size-complex="12pt"/>
    </style:style>
    <style:style style:name="T6" style:family="text">
      <style:text-properties fo:color="#ff0000" fo:font-size="12pt" fo:language="en" fo:country="US" fo:font-weight="bold" style:font-size-asian="12pt" style:font-weight-asian="bold" style:font-name-complex="Times New Roman1" style:font-size-complex="12pt"/>
    </style:style>
    <style:style style:name="T7" style:family="text">
      <style:text-properties style:font-name="Times New Roman" fo:font-size="8pt" fo:language="en" fo:country="US" style:font-size-asian="8pt" style:font-size-complex="8pt"/>
    </style:style>
    <style:style style:name="T8" style:family="text">
      <style:text-properties style:font-name="Times New Roman" fo:font-size="8pt" style:font-size-asian="8pt" style:font-size-complex="8pt"/>
    </style:style>
    <style:style style:name="T9" style:family="text">
      <style:text-properties style:font-name="Times New Roman" fo:font-size="8pt" style:font-size-asian="8pt" style:font-size-complex="8pt" style:font-weight-complex="bold"/>
    </style:style>
    <style:style style:name="T10" style:family="text">
      <style:text-properties style:font-name="Times New Roman" officeooo:rsid="0970d5e9" style:font-name-asian="Calibri1" style:font-size-complex="11pt"/>
    </style:style>
    <style:style style:name="T11" style:family="text">
      <style:text-properties style:font-name="Times New Roman" officeooo:rsid="097805b3" style:font-name-asian="Calibri1" style:font-size-complex="11pt"/>
    </style:style>
    <style:style style:name="T12" style:family="text">
      <style:text-properties style:font-name="Times New Roman" fo:font-size="13pt" style:font-size-asian="13pt" style:font-size-complex="13pt"/>
    </style:style>
    <style:style style:name="T13" style:family="text">
      <style:text-properties style:font-name="Times New Roman" fo:font-size="13pt" officeooo:rsid="08f0a347" style:font-size-asian="13pt" style:font-size-complex="13pt"/>
    </style:style>
    <style:style style:name="T14" style:family="text">
      <style:text-properties fo:color="#000000"/>
    </style:style>
    <style:style style:name="T15" style:family="text">
      <style:text-properties fo:color="#000000" fo:language="en" fo:country="US" style:font-name-complex="Times New Roman1" style:font-size-complex="20pt"/>
    </style:style>
    <style:style style:name="T16" style:family="text">
      <style:text-properties fo:color="#000000" fo:language="en" fo:country="US" officeooo:rsid="0b5f7671" style:font-name-complex="Times New Roman1" style:font-size-complex="20pt"/>
    </style:style>
    <style:style style:name="T17" style:family="text">
      <style:text-properties fo:color="#000000" fo:language="en" fo:country="US" fo:font-weight="normal" style:font-weight-asian="normal"/>
    </style:style>
    <style:style style:name="T18" style:family="text">
      <style:text-properties fo:color="#000000" fo:language="en" fo:country="US" fo:font-weight="normal" fo:background-color="transparent" loext:char-shading-value="0" style:font-weight-asian="normal" style:font-name-complex="Times New Roman1" style:font-weight-complex="normal"/>
    </style:style>
    <style:style style:name="T19" style:family="text">
      <style:text-properties fo:color="#000000" fo:font-size="12pt" fo:font-style="normal" style:text-underline-style="none" fo:font-weight="normal" style:font-name-asian="Times New Roman1" style:font-size-asian="12pt" style:font-style-asian="normal" style:font-weight-asian="normal" style:font-size-complex="12pt" style:font-style-complex="normal" style:font-weight-complex="normal"/>
    </style:style>
    <style:style style:name="T20" style:family="text">
      <style:text-properties fo:color="#000000" fo:font-size="12pt" style:font-size-asian="12pt" style:font-size-complex="12pt"/>
    </style:style>
    <style:style style:name="T21" style:family="text">
      <style:text-properties fo:color="#000000" fo:font-size="12pt" fo:language="en" fo:country="US" fo:background-color="transparent" loext:char-shading-value="0" style:font-size-asian="12pt" style:font-name-complex="Times New Roman1" style:font-size-complex="12pt"/>
    </style:style>
    <style:style style:name="T22" style:family="text">
      <style:text-properties fo:color="#000000" fo:font-size="12pt" fo:language="en" fo:country="US" officeooo:rsid="05ce3b11" fo:background-color="transparent" loext:char-shading-value="0" style:font-size-asian="12pt" style:font-name-complex="Times New Roman1" style:font-size-complex="12pt"/>
    </style:style>
    <style:style style:name="T23" style:family="text">
      <style:text-properties fo:color="#000000" fo:font-size="12pt" fo:language="en" fo:country="US" officeooo:rsid="0141f2da" fo:background-color="transparent" loext:char-shading-value="0" style:font-size-asian="12pt" style:font-name-complex="Times New Roman1" style:font-size-complex="12pt"/>
    </style:style>
    <style:style style:name="T24" style:family="text">
      <style:text-properties fo:color="#000000" fo:font-size="12pt" fo:language="en" fo:country="US" officeooo:rsid="032b5ab8" fo:background-color="transparent" loext:char-shading-value="0" style:font-name-asian="Times New Roman1" style:font-size-asian="12pt" style:font-name-complex="Times New Roman1" style:font-size-complex="12pt"/>
    </style:style>
    <style:style style:name="T25" style:family="text">
      <style:text-properties fo:color="#000000" fo:font-size="12pt" fo:language="en" fo:country="US" officeooo:rsid="0a69b2d0" fo:background-color="transparent" loext:char-shading-value="0" style:font-name-asian="Times New Roman1" style:font-size-asian="12pt" style:font-name-complex="Times New Roman1" style:font-size-complex="12pt"/>
    </style:style>
    <style:style style:name="T26" style:family="text">
      <style:text-properties fo:color="#000000" fo:font-size="12pt" fo:language="en" fo:country="US" officeooo:rsid="0b8285ed" fo:background-color="transparent" loext:char-shading-value="0" style:font-name-asian="Times New Roman1" style:font-size-asian="12pt" style:font-name-complex="Times New Roman1" style:font-size-complex="12pt"/>
    </style:style>
    <style:style style:name="T27" style:family="text">
      <style:text-properties fo:color="#000000" fo:font-size="12pt" fo:language="en" fo:country="US" fo:font-weight="normal" style:font-size-asian="12pt" style:font-weight-asian="normal" style:font-name-complex="Times New Roman1" style:font-size-complex="12pt" style:font-weight-complex="normal"/>
    </style:style>
    <style:style style:name="T28" style:family="text">
      <style:text-properties fo:color="#000000" fo:font-size="12pt" fo:language="en" fo:country="US" fo:font-weight="normal" fo:background-color="transparent" loext:char-shading-value="0" style:font-size-asian="12pt" style:font-weight-asian="normal" style:font-name-complex="Times New Roman1" style:font-size-complex="12pt" style:font-weight-complex="normal"/>
    </style:style>
    <style:style style:name="T29" style:family="text">
      <style:text-properties fo:color="#000000" fo:font-size="12pt" fo:language="en" fo:country="US" fo:font-weight="normal" officeooo:rsid="0751b4e5" fo:background-color="transparent" loext:char-shading-value="0" style:font-size-asian="12pt" style:font-weight-asian="normal" style:font-name-complex="Times New Roman1" style:font-size-complex="12pt" style:font-weight-complex="normal"/>
    </style:style>
    <style:style style:name="T30" style:family="text">
      <style:text-properties fo:color="#000000" fo:font-size="12pt" fo:language="en" fo:country="US" fo:font-weight="normal" officeooo:rsid="0af6bfde" fo:background-color="#ffffff" loext:char-shading-value="0" style:font-size-asian="12pt" style:font-weight-asian="normal" style:font-size-complex="12pt" style:font-weight-complex="normal"/>
    </style:style>
    <style:style style:name="T31" style:family="text">
      <style:text-properties fo:color="#000000" fo:font-size="12pt" fo:language="en" fo:country="US" fo:font-weight="normal" officeooo:rsid="0aff8c32" fo:background-color="#ffffff" loext:char-shading-value="0" style:font-size-asian="12pt" style:font-weight-asian="normal" style:font-size-complex="12pt" style:font-weight-complex="normal"/>
    </style:style>
    <style:style style:name="T32" style:family="text">
      <style:text-properties fo:color="#000000" fo:font-size="12pt" fo:language="en" fo:country="US" fo:font-weight="normal" officeooo:rsid="0b081abd" fo:background-color="#ffffff" loext:char-shading-value="0" style:font-size-asian="12pt" style:font-weight-asian="normal" style:font-size-complex="12pt" style:font-weight-complex="normal"/>
    </style:style>
    <style:style style:name="T33" style:family="text">
      <style:text-properties fo:color="#000000" fo:font-size="12pt" fo:language="en" fo:country="US" style:font-size-asian="12pt" style:font-size-complex="12pt"/>
    </style:style>
    <style:style style:name="T34" style:family="text">
      <style:text-properties fo:color="#000000" fo:font-size="12pt" fo:language="en" fo:country="US" officeooo:rsid="00ca2fef" style:font-size-asian="12pt" style:font-size-complex="12pt"/>
    </style:style>
    <style:style style:name="T35" style:family="text">
      <style:text-properties fo:color="#000000" fo:font-size="12pt" fo:language="en" fo:country="US" officeooo:rsid="03f9d39b" style:font-size-asian="12pt" style:font-size-complex="12pt"/>
    </style:style>
    <style:style style:name="T36" style:family="text">
      <style:text-properties fo:color="#000000" fo:font-size="12pt" fo:language="en" fo:country="US" officeooo:rsid="03fa91e2" style:font-size-asian="12pt" style:font-size-complex="12pt"/>
    </style:style>
    <style:style style:name="T37" style:family="text">
      <style:text-properties fo:color="#000000" fo:font-size="12pt" fo:language="en" fo:country="US" officeooo:rsid="042c5f04" style:font-size-asian="12pt" style:font-size-complex="12pt"/>
    </style:style>
    <style:style style:name="T38" style:family="text">
      <style:text-properties fo:color="#000000" fo:font-size="12pt" fo:language="en" fo:country="US" fo:font-weight="bold" style:font-size-asian="12pt" style:font-weight-asian="bold" style:font-size-complex="12pt" style:font-weight-complex="bold"/>
    </style:style>
    <style:style style:name="T39" style:family="text">
      <style:text-properties fo:color="#000000" fo:font-size="12pt" fo:language="en" fo:country="US" fo:font-weight="bold" officeooo:rsid="0419f559" style:font-size-asian="12pt" style:font-weight-asian="bold" style:font-size-complex="12pt" style:font-weight-complex="bold"/>
    </style:style>
    <style:style style:name="T40" style:family="text">
      <style:text-properties fo:color="#000000" fo:font-size="12pt" fo:language="en" fo:country="US" fo:font-weight="bold" officeooo:rsid="05ce3b11" fo:background-color="transparent" loext:char-shading-value="0" style:font-size-asian="12pt" style:font-weight-asian="bold" style:font-name-complex="Times New Roman1" style:font-size-complex="12pt" style:font-weight-complex="bold"/>
    </style:style>
    <style:style style:name="T41" style:family="text">
      <style:text-properties fo:color="#000000" fo:font-size="12pt" fo:language="en" fo:country="US" fo:font-weight="bold" officeooo:rsid="05ce3b11" fo:background-color="transparent" loext:char-shading-value="0" style:font-size-asian="12pt" style:font-weight-asian="bold" style:font-name-complex="Times New Roman1" style:font-size-complex="12pt"/>
    </style:style>
    <style:style style:name="T42" style:family="text">
      <style:text-properties fo:color="#000000" fo:font-size="12pt" fo:language="en" fo:country="US" fo:font-weight="bold" officeooo:rsid="01576606" fo:background-color="transparent" loext:char-shading-value="0" style:font-size-asian="12pt" style:font-weight-asian="bold" style:font-name-complex="Times New Roman1" style:font-size-complex="12pt"/>
    </style:style>
    <style:style style:name="T43" style:family="text">
      <style:text-properties fo:color="#000000" fo:font-size="12pt" fo:language="en" fo:country="US" fo:font-weight="bold" officeooo:rsid="0af0142f" fo:background-color="#ffffff" loext:char-shading-value="0" style:font-size-asian="12pt" style:font-weight-asian="bold" style:font-size-complex="12pt"/>
    </style:style>
    <style:style style:name="T44" style:family="text">
      <style:text-properties fo:color="#000000" fo:font-size="12pt" fo:language="en" fo:country="US" fo:font-weight="bold" officeooo:rsid="0aff8c32" fo:background-color="#ffffff" loext:char-shading-value="0" style:font-size-asian="12pt" style:font-weight-asian="bold" style:font-size-complex="12pt" style:font-weight-complex="bold"/>
    </style:style>
    <style:style style:name="T45" style:family="text">
      <style:text-properties fo:color="#000000" fo:font-size="12pt" fo:language="en" fo:country="US" fo:font-style="normal" fo:font-weight="normal" fo:background-color="transparent" loext:char-shading-value="0" style:font-name-asian="Calibri1" style:font-size-asian="12pt" style:font-style-asian="normal" style:font-weight-asian="normal" style:font-name-complex="Times New Roman1" style:font-size-complex="11pt" style:font-style-complex="normal" style:font-weight-complex="normal"/>
    </style:style>
    <style:style style:name="T46" style:family="text">
      <style:text-properties fo:color="#000000" fo:font-size="12pt" fo:language="en" fo:country="US" officeooo:rsid="085b75de" fo:background-color="#ffffff" loext:char-shading-value="0" style:font-size-asian="12pt" style:font-size-complex="12pt"/>
    </style:style>
    <style:style style:name="T47" style:family="text">
      <style:text-properties fo:color="#000000" fo:font-size="12pt" fo:language="en" fo:country="US" style:text-underline-style="none" fo:font-weight="bold" officeooo:rsid="0af0142f" fo:background-color="#ffffff" loext:char-shading-value="0" style:font-size-asian="12pt" style:font-weight-asian="bold" style:font-size-complex="12pt" style:font-weight-complex="bold"/>
    </style:style>
    <style:style style:name="T48" style:family="text">
      <style:text-properties fo:color="#000000" fo:font-size="12pt" fo:language="en" fo:country="US" style:text-underline-style="none" fo:font-weight="bold" officeooo:rsid="0af6bfde" fo:background-color="#ffffff" loext:char-shading-value="0" style:font-size-asian="12pt" style:font-weight-asian="bold" style:font-size-complex="12pt" style:font-weight-complex="bold"/>
    </style:style>
    <style:style style:name="T49" style:family="text">
      <style:text-properties fo:color="#000000" fo:font-size="12pt" fo:language="en" fo:country="US" style:text-underline-style="none" fo:font-weight="normal" officeooo:rsid="0af6bfde" fo:background-color="#ffffff" loext:char-shading-value="0" style:font-size-asian="12pt" style:font-weight-asian="normal" style:font-size-complex="12pt" style:font-weight-complex="normal"/>
    </style:style>
    <style:style style:name="T50" style:family="text">
      <style:text-properties fo:color="#000000" fo:font-size="12pt" fo:language="en" fo:country="GB" style:font-size-asian="12pt" style:font-size-complex="12pt"/>
    </style:style>
    <style:style style:name="T51" style:family="text">
      <style:text-properties fo:color="#000000" fo:font-size="12pt" fo:language="en" fo:country="GB" style:font-size-asian="12pt" style:font-name-complex="Times New Roman1" style:font-size-complex="12pt"/>
    </style:style>
    <style:style style:name="T52" style:family="text">
      <style:text-properties fo:color="#000000" fo:font-size="12pt" fo:language="en" fo:country="GB" fo:background-color="transparent" loext:char-shading-value="0" style:font-size-asian="12pt" style:font-size-complex="12pt"/>
    </style:style>
    <style:style style:name="T53" style:family="text">
      <style:text-properties fo:color="#000000" fo:font-size="12pt" fo:language="en" fo:country="GB" fo:background-color="transparent" loext:char-shading-value="0" style:font-size-asian="12pt" style:font-name-complex="Times New Roman1" style:font-size-complex="12pt"/>
    </style:style>
    <style:style style:name="T54" style:family="text">
      <style:text-properties fo:color="#000000" fo:font-size="12pt" fo:language="en" fo:country="GB" fo:background-color="#ffffff" loext:char-shading-value="0" style:font-size-asian="12pt" style:font-name-complex="Times New Roman1" style:font-size-complex="12pt"/>
    </style:style>
    <style:style style:name="T55" style:family="text">
      <style:text-properties fo:color="#000000" fo:font-size="12pt" officeooo:rsid="085b75de" fo:background-color="#ffffff" loext:char-shading-value="0" style:font-size-asian="12pt" style:font-size-complex="12pt"/>
    </style:style>
    <style:style style:name="T56" style:family="text">
      <style:text-properties fo:color="#000000" fo:font-size="12pt" fo:font-weight="bold" officeooo:rsid="085b75de" fo:background-color="#ffffff" loext:char-shading-value="0" style:font-size-asian="12pt" style:font-weight-asian="bold" style:font-size-complex="12pt" style:font-weight-complex="bold"/>
    </style:style>
    <style:style style:name="T57" style:family="text">
      <style:text-properties fo:color="#000000" fo:font-size="13pt" style:font-size-asian="13pt" style:font-size-complex="13pt"/>
    </style:style>
    <style:style style:name="T58" style:family="text">
      <style:text-properties fo:color="#000000" fo:font-size="13pt" fo:language="vi" fo:country="VN" officeooo:rsid="084b2c30" style:font-name-asian="Times New Roman1" style:font-size-asian="13pt" style:font-name-complex="Times New Roman1" style:font-size-complex="13pt"/>
    </style:style>
    <style:style style:name="T59" style:family="text">
      <style:text-properties fo:color="#000000" fo:font-size="13pt" style:font-name-asian="Times New Roman1" style:font-size-asian="13pt" style:font-size-complex="13pt"/>
    </style:style>
    <style:style style:name="T60" style:family="text">
      <style:text-properties fo:color="#000000" fo:font-size="13pt" fo:language="en" fo:country="US" style:font-size-asian="13pt" style:font-size-complex="13pt"/>
    </style:style>
    <style:style style:name="T61" style:family="text">
      <style:text-properties fo:color="#000000" fo:font-size="13pt" fo:language="en" fo:country="US" style:font-size-asian="13pt" style:font-name-complex="Times New Roman1" style:font-size-complex="13pt"/>
    </style:style>
    <style:style style:name="T62" style:family="text">
      <style:text-properties fo:color="#000000" fo:font-size="13pt" fo:language="en" fo:country="US" fo:font-style="italic" style:font-size-asian="13pt" style:font-style-asian="italic" style:font-size-complex="13pt"/>
    </style:style>
    <style:style style:name="T63" style:family="text">
      <style:text-properties fo:color="#000000" fo:font-size="13pt" fo:language="en" fo:country="US" fo:font-weight="bold" style:font-size-asian="13pt" style:font-weight-asian="bold" style:font-size-complex="13pt"/>
    </style:style>
    <style:style style:name="T64" style:family="text">
      <style:text-properties fo:color="#000000" fo:font-size="13pt" fo:language="en" fo:country="US" fo:font-weight="bold" style:font-size-asian="13pt" style:font-weight-asian="bold" style:font-size-complex="13pt" style:font-weight-complex="bold"/>
    </style:style>
    <style:style style:name="T65" style:family="text">
      <style:text-properties fo:color="#000000" fo:font-size="13pt" fo:language="en" fo:country="US" officeooo:rsid="05ce3b11" fo:background-color="transparent" loext:char-shading-value="0" style:font-size-asian="13pt" style:font-name-complex="Times New Roman1" style:font-size-complex="13pt"/>
    </style:style>
    <style:style style:name="T66" style:family="text">
      <style:text-properties fo:color="#000000" fo:font-size="13pt" fo:language="en" fo:country="US" officeooo:rsid="0751b4e5" fo:background-color="transparent" loext:char-shading-value="0" style:font-size-asian="13pt" style:font-name-complex="Times New Roman1" style:font-size-complex="13pt"/>
    </style:style>
    <style:style style:name="T67" style:family="text">
      <style:text-properties fo:color="#000000" fo:font-size="13pt" fo:language="en" fo:country="US" officeooo:rsid="084b2c30" style:font-name-asian="Times New Roman1" style:font-size-asian="13pt" style:font-name-complex="Times New Roman1" style:font-size-complex="13pt"/>
    </style:style>
    <style:style style:name="T68" style:family="text">
      <style:text-properties fo:color="#000000" fo:font-size="13pt" fo:font-weight="bold" style:font-size-asian="13pt" style:font-weight-asian="bold" style:font-size-complex="13pt" style:font-weight-complex="bold"/>
    </style:style>
    <style:style style:name="T69" style:family="text">
      <style:text-properties fo:color="#000000" fo:font-size="13pt" fo:background-color="#ffffff" loext:char-shading-value="0" style:font-size-asian="13pt" style:font-size-complex="13pt"/>
    </style:style>
    <style:style style:name="T70" style:family="text">
      <style:text-properties fo:color="#000000" style:font-name-complex="Times New Roman1" style:font-size-complex="20pt"/>
    </style:style>
    <style:style style:name="T71" style:family="text">
      <style:text-properties fo:color="#000000" officeooo:rsid="089a7764" fo:background-color="#ffffff" loext:char-shading-value="0" style:font-name-asian="Times New Roman1" style:font-style-complex="italic" style:font-weight-complex="bold"/>
    </style:style>
    <style:style style:name="T72" style:family="text">
      <style:text-properties fo:color="#000000" officeooo:rsid="015d0859"/>
    </style:style>
    <style:style style:name="T73" style:family="text">
      <style:text-properties fo:color="#000000" fo:language="en" fo:country="GB" fo:background-color="transparent" loext:char-shading-value="0"/>
    </style:style>
    <style:style style:name="T74" style:family="text">
      <style:text-properties officeooo:rsid="0419f559"/>
    </style:style>
    <style:style style:name="T75" style:family="text">
      <style:text-properties fo:font-size="12pt" fo:language="en" fo:country="US" fo:font-weight="bold" style:font-size-asian="12pt" style:font-weight-asian="bold" style:font-size-complex="12pt"/>
    </style:style>
    <style:style style:name="T76" style:family="text">
      <style:text-properties fo:font-size="12pt" fo:language="en" fo:country="US" fo:font-weight="bold" style:font-size-asian="12pt" style:font-weight-asian="bold" style:font-name-complex="Times New Roman1" style:font-size-complex="12pt" style:font-weight-complex="bold"/>
    </style:style>
    <style:style style:name="T77" style:family="text">
      <style:text-properties fo:font-size="12pt" fo:language="en" fo:country="US" fo:font-weight="bold" style:font-size-asian="12pt" style:font-weight-asian="bold" style:font-name-complex="Times New Roman1" style:font-size-complex="12pt" style:font-weight-complex="normal"/>
    </style:style>
    <style:style style:name="T78" style:family="text">
      <style:text-properties fo:font-size="12pt" fo:language="en" fo:country="US" style:font-size-asian="12pt" style:font-size-complex="12pt"/>
    </style:style>
    <style:style style:name="T79" style:family="text">
      <style:text-properties fo:font-size="12pt" fo:language="en" fo:country="US" style:font-size-asian="12pt" style:font-name-complex="Times New Roman1" style:font-size-complex="12pt"/>
    </style:style>
    <style:style style:name="T80" style:family="text">
      <style:text-properties fo:font-size="12pt" fo:language="en" fo:country="US" style:font-size-asian="12pt" style:font-name-complex="Times New Roman1" style:font-size-complex="12pt" style:font-weight-complex="bold"/>
    </style:style>
    <style:style style:name="T81" style:family="text">
      <style:text-properties fo:font-size="12pt" fo:language="en" fo:country="US" style:font-size-asian="12pt" style:font-name-complex="Times New Roman1" style:font-size-complex="12pt" style:font-weight-complex="normal"/>
    </style:style>
    <style:style style:name="T82" style:family="text">
      <style:text-properties fo:font-size="12pt" fo:language="en" fo:country="US" officeooo:rsid="083513f0" style:font-size-asian="12pt" style:font-name-complex="Times New Roman1" style:font-size-complex="12pt"/>
    </style:style>
    <style:style style:name="T83" style:family="text">
      <style:text-properties fo:font-size="12pt" fo:language="en" fo:country="US" style:font-size-asian="12pt" style:font-name-complex="Times New Roman1" style:font-size-complex="12pt" style:font-style-complex="normal" style:font-weight-complex="normal"/>
    </style:style>
    <style:style style:name="T84" style:family="text">
      <style:text-properties fo:font-size="12pt" fo:language="en" fo:country="US" fo:font-weight="normal" fo:background-color="#ffffff" loext:char-shading-value="0" style:font-size-asian="12pt" style:font-weight-asian="normal" style:font-size-complex="12pt"/>
    </style:style>
    <style:style style:name="T85" style:family="text">
      <style:text-properties fo:font-size="12pt" fo:language="en" fo:country="US" style:font-name-asian="Times New Roman1" style:font-size-asian="12pt" style:font-name-complex="Times New Roman1" style:font-size-complex="12pt"/>
    </style:style>
    <style:style style:name="T86" style:family="text">
      <style:text-properties fo:font-size="12pt" fo:language="en" fo:country="US" fo:background-color="#ffffff" loext:char-shading-value="0" style:font-size-asian="12pt" style:font-size-complex="12pt"/>
    </style:style>
    <style:style style:name="T87" style:family="text">
      <style:text-properties fo:font-size="12pt" style:font-size-asian="12pt" style:font-size-complex="12pt"/>
    </style:style>
    <style:style style:name="T88" style:family="text">
      <style:text-properties fo:font-size="12pt" style:font-size-asian="12pt" style:font-name-complex="Times New Roman1" style:font-size-complex="12pt"/>
    </style:style>
    <style:style style:name="T89" style:family="text">
      <style:text-properties fo:font-size="12pt" style:font-size-asian="12pt" style:font-name-complex="Times New Roman1" style:font-size-complex="12pt" style:font-style-complex="normal" style:font-weight-complex="normal"/>
    </style:style>
    <style:style style:name="T90" style:family="text">
      <style:text-properties fo:font-size="12pt" fo:language="en" fo:country="GB" style:font-size-asian="12pt" style:font-name-complex="Times New Roman1" style:font-size-complex="12pt"/>
    </style:style>
    <style:style style:name="T91" style:family="text">
      <style:text-properties fo:font-size="12pt" fo:font-weight="normal" fo:background-color="#ffffff" loext:char-shading-value="0" style:font-size-asian="12pt" style:font-weight-asian="normal" style:font-size-complex="12pt"/>
    </style:style>
    <style:style style:name="T92" style:family="text">
      <style:text-properties fo:font-size="12pt" fo:background-color="transparent" loext:char-shading-value="0" style:font-size-asian="12pt" style:font-name-complex="Times New Roman1" style:font-size-complex="12pt"/>
    </style:style>
    <style:style style:name="T93" style:family="text">
      <style:text-properties fo:font-size="12pt" style:font-name-asian="Times New Roman1" style:font-size-asian="12pt" style:font-size-complex="12pt"/>
    </style:style>
    <style:style style:name="T94" style:family="text">
      <style:text-properties fo:font-size="12pt" officeooo:rsid="09c1d4b0" style:font-name-asian="Times New Roman1" style:font-size-asian="12pt" style:font-size-complex="12pt"/>
    </style:style>
    <style:style style:name="T95" style:family="text">
      <style:text-properties fo:font-size="12pt" officeooo:rsid="0923d0a5" style:font-name-asian="Times New Roman1" style:font-size-asian="12pt" style:font-size-complex="12pt"/>
    </style:style>
    <style:style style:name="T96" style:family="text">
      <style:text-properties fo:font-size="12pt" fo:font-style="italic" style:font-size-asian="12pt" style:font-style-asian="italic" style:font-name-complex="Times New Roman1" style:font-size-complex="12pt"/>
    </style:style>
    <style:style style:name="T97" style:family="text">
      <style:text-properties fo:font-size="12pt" fo:background-color="#ffffff" loext:char-shading-value="0" style:font-size-asian="12pt" style:font-size-complex="12pt"/>
    </style:style>
    <style:style style:name="T98" style:family="text">
      <style:text-properties fo:font-size="12pt" officeooo:rsid="085b75de" fo:background-color="#ffffff" loext:char-shading-value="0" style:font-size-asian="12pt" style:font-size-complex="12pt"/>
    </style:style>
    <style:style style:name="T99" style:family="text">
      <style:text-properties officeooo:rsid="09bfc922"/>
    </style:style>
    <style:style style:name="T100" style:family="text">
      <style:text-properties officeooo:rsid="08f74a6d"/>
    </style:style>
    <style:style style:name="T101" style:family="text">
      <style:text-properties officeooo:rsid="0b5a4fc0"/>
    </style:style>
    <style:style style:name="T102" style:family="text">
      <style:text-properties style:font-name-asian="Calibri1"/>
    </style:style>
    <style:style style:name="T103" style:family="text">
      <style:text-properties officeooo:rsid="0c4c1ddb" style:font-name-asian="Calibri1"/>
    </style:style>
    <style:style style:name="T104" style:family="text">
      <style:text-properties officeooo:rsid="0aaa564a"/>
    </style:style>
    <style:style style:name="T105" style:family="text">
      <style:text-properties officeooo:rsid="0c4c1ddb"/>
    </style:style>
    <style:style style:name="T106" style:family="text">
      <style:text-properties officeooo:rsid="01f0f5d2"/>
    </style:style>
    <style:style style:name="T107" style:family="text">
      <style:text-properties officeooo:rsid="0b8285ed"/>
    </style:style>
    <text:list-style style:name="L1">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ame" text:name="py3o.objects.name"/>
        <text:user-field-decl office:value-type="string" office:string-value="comp_street" text:name="py3o.objects.company_id.street"/>
        <text:user-field-decl office:value-type="string" office:string-value="name" text:name="py3o.o.name"/>
        <text:user-field-decl office:value-type="string" office:string-value="emp_name" text:name="py3o.o.employee_id.name"/>
        <text:user-field-decl office:value-type="string" office:string-value="job_title" text:name="py3o.o.employee_id.job_title"/>
        <text:user-field-decl office:value-type="string" office:string-value="emp_gender" text:name="py3o.o.employee_id.gender"/>
        <text:user-field-decl office:value-type="string" office:string-value="comp_name" text:name="py3o.objects.company_id.name"/>
        <text:user-field-decl office:value-type="string" office:string-value="vat" text:name="py3o.objects.company_id.vat"/>
        <text:user-field-decl office:value-type="string" office:string-value="comp_state" text:name="py3o.objects.company_id.state_id.name"/>
        <text:user-field-decl office:value-type="string" office:string-value="emp_id" text:name="py3o.o.employee_id.identification_id"/>
        <text:user-field-decl office:value-type="string" office:string-value="payment_term" text:name="py3o.o.payment_term_id.name"/>
        <text:user-field-decl office:value-type="string" office:string-value="con_range_num" text:name="py3o.o.contract_type_id.num_of_range"/>
        <text:user-field-decl office:value-type="string" office:string-value="hr_responsible_id" text:name="py3o.o.hr_responsible_id.name"/>
        <text:user-field-decl office:value-type="string" office:string-value="emp_hr_responsible_id" text:name="py3o.o.hr_responsible_id.employee_id.identification_id"/>
        <text:user-field-decl office:value-type="string" office:string-value="address_emp" text:name="py3o.o.employee_id.address_home_id.street"/>
        <text:user-field-decl office:value-type="string" office:string-value="hr_responsible_job_id" text:name="py3o.o.hr_responsible_id.employee_id.job_id.name"/>
        <text:user-field-decl office:value-type="string" office:string-value="line.amount" text:name="py3o.line.amount"/>
        <text:user-field-decl office:value-type="string" office:string-value="line.description" text:name="py3o.line.description"/>
        <text:user-field-decl office:value-type="string" office:string-value="place_of_permanent" text:name="py3o.o.place_of_permanent"/>
        <text:user-field-decl office:value-type="string" office:string-value="place_of_permanent" text:name="py3o.o.employee_id.place_of_permanent"/>
        <text:user-field-decl office:value-type="string" office:string-value="" text:name="py3o.o.employee_id.identification_created_date"/>
        <text:user-field-decl office:value-type="string" office:string-value="identification_created_place" text:name="py3o.o.employee_id.identification_created_place"/>
        <text:user-field-decl office:value-type="string" office:string-value="o.wage" text:name="py3o.o.wage"/>
      </text:user-field-decls>
      <text:p text:style-name="P5"><text:text-input text:description="py3o://for=&quot;o in objects&quot;">for="o in objects"</text:text-input><text:s text:c="48"/></text:p>
      <text:h text:style-name="P26" text:outline-level="1"><text:span text:style-name="T70">HỢP ĐỒNG </text:span><text:span text:style-name="T15"><text:s/></text:span><text:span text:style-name="T16">LAO ĐỘNG</text:span></text:h>
      <text:h text:style-name="P25" text:outline-level="1"/>
      <text:p text:style-name="P10"><text:span text:style-name="T60">Vào ngày </text:span><text:span text:style-name="T27"><text:text-input text:description="py3o://function=&quot;o_format_date(o.date_end, date_format='dd')&quot;">day</text:text-input></text:span><text:span text:style-name="T50"><text:s/></text:span><text:span text:style-name="T60"><text:s/>tháng </text:span><text:span text:style-name="T27"><text:text-input text:description="py3o://function=&quot;o_format_date(o.date_start, date_format='MM')&quot;">month</text:text-input></text:span><text:span text:style-name="T60"><text:s/>năm </text:span><text:span text:style-name="T27"><text:text-input text:description="py3o://function=&quot;o_format_date(o.date_start, date_format='YYYY')&quot;">year</text:text-input></text:span><text:span text:style-name="T33">,</text:span><text:span text:style-name="T60"> chúng tô</text:span><text:span text:style-name="T62">i</text:span><text:span text:style-name="T60"> gồm có: <text:s text:c="104"/></text:span></text:p>
      <text:p text:style-name="P11"><text:span text:style-name="T63">Một bên là người sử dụng lao động: </text:span><text:span text:style-name="T38"><text:user-field-get text:name="py3o.objects.company_id.name">comp_name</text:user-field-get></text:span><text:span text:style-name="T38"><text:s text:c="2"/></text:span></text:p>
      <text:p text:style-name="P12"><text:span text:style-name="T60">T</text:span><text:span text:style-name="T57">rụ sở</text:span><text:span text:style-name="T60"> chính</text:span><text:span text:style-name="T57">:</text:span><text:span text:style-name="T60"> </text:span><text:span text:style-name="T34"><text:user-field-get text:name="py3o.objects.company_id.street">comp_street</text:user-field-get></text:span><text:span text:style-name="T34">,</text:span><text:span text:style-name="T33"> </text:span><text:span text:style-name="T33"><text:user-field-get text:name="py3o.objects.company_id.state_id.name">comp_state</text:user-field-get></text:span><text:span text:style-name="T33">.</text:span></text:p>
      <text:p text:style-name="P13"><text:span text:style-name="T60">Mã số thuế</text:span><text:span text:style-name="T57">:</text:span><text:span text:style-name="T60"> </text:span><text:span text:style-name="T33"><text:user-field-get text:name="py3o.objects.company_id.vat">vat</text:user-field-get></text:span></text:p>
      <text:p text:style-name="P14"><text:span text:style-name="T60">Đ</text:span><text:span text:style-name="T57">ại diện bởi</text:span><text:span text:style-name="T60">: </text:span><text:span text:style-name="T39">CHEW DARREN SCOTT</text:span><text:span text:style-name="T33"> <text:s/></text:span></text:p>
      <text:p text:style-name="P27"><text:span text:style-name="T60">Ngày tháng năm sinh:­­­ <text:s/></text:span><text:span text:style-name="T35">31/10/1975 <text:s text:c="75"/></text:span></text:p>
      <text:p text:style-name="P28"><text:span text:style-name="T57">CMND</text:span><text:span text:style-name="T60">/CCCD/Hộ chiếu</text:span><text:span text:style-name="T57"> số:</text:span><text:span text:style-name="T60"> </text:span><text:span text:style-name="T33">E4057072</text:span><text:span text:style-name="T4"><text:tab/></text:span><text:span text:style-name="T57">cấp ngày</text:span><text:span text:style-name="T60">:</text:span><text:span text:style-name="T33"> </text:span><text:span text:style-name="T36">04/08/2011</text:span><text:span text:style-name="T60"><text:tab/></text:span><text:span text:style-name="T57">tại</text:span><text:span text:style-name="T60">: </text:span><text:span text:style-name="T33">Úc.</text:span></text:p>
      <text:p text:style-name="P15"><text:span text:style-name="T60">Địa chỉ cư trú: </text:span><text:span text:style-name="T4"><text:s/></text:span><text:span text:style-name="T33">Số 47E Phạm Ngọc Thạch, Phường 06, Quận 3, TP. Hồ Chí Minh</text:span></text:p>
      <text:p text:style-name="P16"><text:span text:style-name="T57">Chức vụ: </text:span><text:span text:style-name="T37">Tổng Giám đốc</text:span></text:p>
      <text:p text:style-name="P17"><text:span text:style-name="T60">(</text:span><text:span text:style-name="T57">sau đây gọi </text:span><text:span text:style-name="T60">tắt </text:span><text:span text:style-name="T57">là </text:span><text:span text:style-name="T63">“</text:span><text:span text:style-name="T68">Công </text:span><text:span text:style-name="T64">t</text:span><text:span text:style-name="T68">y</text:span><text:span text:style-name="T64">”)</text:span></text:p>
      <text:p text:style-name="P23">Và</text:p>
      <text:p text:style-name="P30"><text:span text:style-name="T75">Một bên là Ông/Bà: </text:span><text:span text:style-name="T75"><text:user-field-get text:name="py3o.o.employee_id.name">emp_name</text:user-field-get></text:span><text:span text:style-name="T78"><text:tab/>Giới tính: </text:span><text:span text:style-name="T78"><text:user-field-get text:name="py3o.o.employee_id.gender">emp_gender</text:user-field-get></text:span></text:p>
      <text:p text:style-name="P7">Ngày, tháng, năm sinh: <text:text-input text:description="py3o://function=&quot;o_format_date(o.employee_id.birthday, date_format='dd/MM/YYYY')&quot;">emp_birthday</text:text-input></text:p>
      <text:p text:style-name="P8">Địa chỉ thường trú: <text:user-field-get text:name="py3o.o.employee_id.place_of_permanent">place_of_permanent</text:user-field-get><text:s text:c="133"/></text:p>
      <text:p text:style-name="P8">Địa chỉ liên hệ: <text:user-field-get text:name="py3o.o.employee_id.place_of_permanent">place_of_permanent</text:user-field-get><text:s text:c="90"/></text:p>
      <text:p text:style-name="P50"><text:span text:style-name="T87">CMND/CCCD/Hộ chiếu số:</text:span><text:span text:style-name="T78"> </text:span><text:span text:style-name="T78"><text:user-field-get text:name="py3o.o.employee_id.identification_id">emp_id</text:user-field-get></text:span><text:span text:style-name="T78"><text:tab/></text:span><text:span text:style-name="T87">cấp ngày: </text:span><text:span text:style-name="T87"><text:text-input text:description="py3o://function=&quot;o_format_date(o.employee_id.identification_created_date, date_format='dd/MM/YYYY')&quot;">date</text:text-input></text:span><text:span text:style-name="T78"><text:s/><text:tab/></text:span><text:span text:style-name="T87">tại: </text:span><text:span text:style-name="T87"><text:user-field-get text:name="py3o.o.employee_id.identification_created_place">identification_created_place</text:user-field-get></text:span><text:span text:style-name="T78">. <text:s text:c="66"/></text:span></text:p>
      <text:p text:style-name="P29"><text:span text:style-name="T80">(sau đây gọi là</text:span><text:span text:style-name="T76"> </text:span><text:span text:style-name="T80">“</text:span><text:span text:style-name="T77">Người lao động</text:span><text:span text:style-name="T81">”</text:span><text:span text:style-name="T80">) </text:span></text:p>
      <text:p text:style-name="P24">Công ty và Người lao động (gọi chung là “Các Bên” và gọi riêng là “Bên”) thỏa thuận ký kết Hợp đồng Thử Việc này (“Hợp đồng”) và cam kết thực hiện những điều khoản sau đây:</text:p>
      <text:h text:style-name="P51" text:outline-level="1">ĐIỀU 1. <text:s/>CÔNG VIỆC VÀ ĐỊA ĐIỂM LÀM VIỆC</text:h>
      <text:list xml:id="list576669771" text:style-name="WWNum12">
        <text:list-item>
          <text:list>
            <text:list-item>
              <text:h text:style-name="P62" text:outline-level="2"><text:span text:style-name="T79">Chức danh chuyên môn:</text:span><text:span text:style-name="T5"> </text:span><text:span text:style-name="T28"><text:user-field-get text:name="py3o.o.employee_id.job_title">job_title</text:user-field-get></text:span><text:span text:style-name="T6"><text:s text:c="77"/></text:span></text:h>
            </text:list-item>
            <text:list-item>
              <text:h text:style-name="P63" text:outline-level="2">Công việc phải làm: được liệt kê chi tiết trong Bảng mô tả công việc đính kèm Hợp đồng này và các công việc cụ thể khác theo sự phân công của cấp trên.</text:h>
            </text:list-item>
            <text:list-item>
              <text:h text:style-name="P64" text:outline-level="2"><text:span text:style-name="T88">Địa điểm làm việc: gồm văn phòng của Công ty tại Việt Nam có địa chỉ tại </text:span><text:span text:style-name="T92"><text:user-field-get text:name="py3o.objects.company_id.street">comp_street</text:user-field-get></text:span><text:span text:style-name="T92">, </text:span><text:span text:style-name="T92"><text:user-field-get text:name="py3o.objects.company_id.state_id.name">comp_state</text:user-field-get></text:span><text:span text:style-name="T88"><text:s/>và những địa điểm làm việc khác theo sự phân công, điều hành của cấp trên tại từng thời điểm sau khi Công ty thông báo cho Người lao động trước một thời gian hợp lý.</text:span></text:h>
            </text:list-item>
          </text:list>
        </text:list-item>
      </text:list>
      <text:h text:style-name="P72" text:outline-level="2" text:is-list-header="true"/>
      <text:h text:style-name="P53" text:outline-level="1">ĐIỀU 2. <text:span text:style-name="T14">THỜI GIAN THỬ VIỆC</text:span></text:h>
      <text:list xml:id="list3994364470" text:style-name="WWNum13">
        <text:list-item>
          <text:list>
            <text:list-item>
              <text:h text:style-name="P65" text:outline-level="2"><text:span text:style-name="T22"><text:text-input text:description="py3o://if=&quot;o.date_end&quot;">if="o.date_end"</text:text-input></text:span><text:span text:style-name="T65">Thời gian thử việc là</text:span><text:span text:style-name="T22">: </text:span><text:span text:style-name="T40"><text:user-field-get text:name="py3o.o.contract_type_id.num_of_range">con_range_num</text:user-field-get></text:span><text:span text:style-name="T41"><text:s/></text:span><text:span text:style-name="T41"><text:text-input text:description="py3o://if=&quot;o.contract_type_id.range_type == 'days'&quot;">if="o.contract_type_id.range_type == 'days'"</text:text-input></text:span><text:span text:style-name="T42">ngày</text:span><text:span text:style-name="T42"><text:text-input text:description="py3o:///if">/if</text:text-input></text:span><text:span text:style-name="T42"><text:text-input text:description="py3o://if=&quot;o.contract_type_id.range_type == 'months'&quot;">if="o.contract_type_id.range_type == 'months'"</text:text-input></text:span><text:span text:style-name="T41">tháng</text:span><text:span text:style-name="T41"><text:text-input text:description="py3o:///if">/if</text:text-input></text:span><text:span text:style-name="T22">, bắt đầu từ ngày </text:span><text:span text:style-name="T40"><text:text-input text:description="py3o://function=&quot;o_format_date(o.date_start, date_format='dd/MM/YYYY')&quot;">con_start_date</text:text-input></text:span><text:span text:style-name="T22"><text:s/>đến hết ngày </text:span><text:span text:style-name="T41"><text:text-input text:description="py3o://function=&quot;o_format_date(o.date_end, date_format='dd/MM/YYYY')&quot;">con_date_end</text:text-input></text:span><text:span text:style-name="T22">.</text:span><text:span text:style-name="T22"><text:text-input text:description="py3o:///if">/if</text:text-input></text:span><text:span text:style-name="T22"><text:text-input text:description="py3o://if=&quot;o.date_end == False&quot;">if="o.date_end == False"</text:text-input></text:span><text:span text:style-name="T22">Thời hạn hợp đồng: </text:span><text:span text:style-name="T23">B</text:span><text:span text:style-name="T22">ắt đầu từ ngày </text:span><text:span text:style-name="T22"><text:text-input text:description="py3o://function=&quot;o_format_date(o.date_start, date_format='dd/MM/YYYY')&quot;">con_start_date</text:text-input></text:span><text:span text:style-name="T22">.</text:span><text:span text:style-name="T22"><text:text-input text:description="py3o:///if">/if</text:text-input></text:span></text:h>
            </text:list-item>
            <text:list-item>
              <text:h text:style-name="P65" text:outline-level="2"><text:span text:style-name="T66">Trong thời gian thử việc, nếu Người lao động không đạt các yêu cầu như hai bên đã thỏa thuận và/hoặc được ghi nhận tại kết quả đánh giá sau thử việc, thì Hợp đồng Thử việc này cho vị trí </text:span><text:span text:style-name="T29"><text:user-field-get text:name="py3o.o.employee_id.job_title">job_title</text:user-field-get></text:span><text:span text:style-name="T66"><text:s/>sẽ chấm dứt ngay lập tức bằng một thông báo bằng văn bản của Công ty. Các quyền và nghĩa vụ của Người lao động trong thời gian thử việc sẽ được thực hiện theo quy định của pháp luật lao động hiện hành.</text:span></text:h>
            </text:list-item>
            <text:list-item>
              <text:h text:style-name="P73" text:outline-level="2">Tùy thuộc vào kết quả của thời gian thử việc như quy định tại Điều 2, Công ty sẽ ký với Người lao động một Hợp đồng lao động với thời hạn phù hợp.</text:h>
            </text:list-item>
          </text:list>
        </text:list-item>
      </text:list>
      <text:h text:style-name="P52" text:outline-level="1">ĐIỀU 3. <text:s/>TIỀN LƯƠNG VÀ CÁC KHOẢN HỖ TRỢ KHÁC</text:h>
      <text:list xml:id="list1264770977" text:style-name="L1">
        <text:list-item>
          <text:list>
            <text:list-item>
              <text:h text:style-name="P66" text:outline-level="2"><text:span text:style-name="T79">Tiền lương bao gồm mức lương theo chức danh, công việc </text:span><text:span text:style-name="T82">là: </text:span><text:span text:style-name="T79"><text:s/></text:span><text:span text:style-name="T85"><text:text-input text:description="py3o://if=&quot;o.wage &gt; 0&quot;">if o.wage &gt;0</text:text-input></text:span><text:span text:style-name="T45"><text:text-input text:description="py3o://function=&quot;o_format_lang(o.wage,digits=0)&quot;">o.wage</text:text-input></text:span><text:span text:style-name="T45"><text:text-input text:description="py3o:///if">/if</text:text-input></text:span><text:span text:style-name="T85"><text:s text:c="2"/>đồng/ tháng.</text:span></text:h>
            </text:list-item>
            <text:list-item>
              <text:h text:style-name="P67" text:outline-level="2"><text:span text:style-name="T61">Các khoản hỗ trợ, phúc lợi khác ngoài tiền lương dành cho Người lao động được nêu dưới đây có thể thay đổi theo quy định của Công ty vào từng thời điểm.</text:span><text:span text:style-name="T96"> </text:span></text:h>
            </text:list-item>
          </text:list>
        </text:list-item>
      </text:list>
      <table:table table:name="Table1" table:style-name="Table1">
        <table:table-column table:style-name="Table1.A"/>
        <table:table-column table:style-name="Table1.B"/>
        <table:table-column table:style-name="Table1.C"/>
        <table:table-row table:style-name="TableLine94202730278208">
          <table:table-cell table:style-name="Table1.A1" table:number-columns-spanned="3" office:value-type="string">
            <text:p text:style-name="P103"><text:a xlink:type="simple" xlink:href="py3o://for=%22line%20in%20o.allowance_ids%22" text:style-name="Internet_20_link" text:visited-style-name="Visited_20_Internet_20_Link"><text:span text:style-name="T13">for="line in o.allowance_ids"</text:span></text:a><text:span text:style-name="T12"> </text:span></text:p>
          </table:table-cell>
          <table:covered-table-cell/>
          <table:covered-table-cell/>
        </table:table-row>
        <table:table-row table:style-name="TableLine94202726825312">
          <table:table-cell table:style-name="Table1.A1" table:number-columns-spanned="3" office:value-type="string">
            <text:p text:style-name="P104"><text:text-input text:description="py3o://if=&quot;line.code =='meal'&quot;">meal</text:text-input></text:p>
          </table:table-cell>
          <table:covered-table-cell/>
          <table:covered-table-cell/>
        </table:table-row>
        <table:table-row table:style-name="TableLine94202701283328">
          <table:table-cell table:style-name="Table1.A3" office:value-type="string">
            <text:p text:style-name="P113"><text:span text:style-name="T103">(a)</text:span><text:span text:style-name="T102"> <text:s/></text:span><text:span text:style-name="T102"><text:user-field-get text:name="py3o.line.description">line.description</text:user-field-get></text:span></text:p>
          </table:table-cell>
          <table:table-cell table:style-name="Table1.A3" office:value-type="string">
            <text:p text:style-name="P106"><text:span text:style-name="T18"><text:text-input text:description="py3o://if=&quot;line.amount &gt; 0&quot;">amount&gt;0</text:text-input></text:span><text:span text:style-name="T18"><text:text-input text:description="py3o://function=&quot;o_format_lang(line.amount,digits=0)&quot;">Amount</text:text-input></text:span><text:span text:style-name="T73"><text:s/></text:span><text:span text:style-name="T18"><text:text-input text:description="py3o:///if">/if</text:text-input></text:span>/if <text:s text:c="41"/></text:p>
          </table:table-cell>
          <table:table-cell table:style-name="Table1.A1" office:value-type="string">
            <text:p text:style-name="P106">đồng/<text:span text:style-name="T104">tháng</text:span> <text:s text:c="12"/></text:p>
          </table:table-cell>
        </table:table-row>
        <table:table-row table:style-name="TableLine94202728990160">
          <table:table-cell table:style-name="Table1.A1" table:number-columns-spanned="3" office:value-type="string">
            <text:p text:style-name="P104"><text:text-input text:description="py3o:///if">/if</text:text-input></text:p>
          </table:table-cell>
          <table:covered-table-cell/>
          <table:covered-table-cell/>
        </table:table-row>
        <table:table-row table:style-name="TableLine94202723308496">
          <table:table-cell table:style-name="Table1.A1" table:number-columns-spanned="3" office:value-type="string">
            <text:p text:style-name="P108"><text:text-input text:description="py3o://if=&quot;line.code == 'phone'&quot;">phone</text:text-input><text:s text:c="71"/></text:p>
          </table:table-cell>
          <table:covered-table-cell/>
          <table:covered-table-cell/>
        </table:table-row>
        <table:table-row table:style-name="TableLine94202723309024">
          <table:table-cell table:style-name="Table1.A3" office:value-type="string">
            <text:p text:style-name="P104"><text:span text:style-name="T105">(b)</text:span> <text:s/><text:user-field-get text:name="py3o.line.description">line.description</text:user-field-get></text:p>
          </table:table-cell>
          <table:table-cell table:style-name="Table1.A3" office:value-type="string">
            <text:p text:style-name="P110"><text:span text:style-name="T18"><text:text-input text:description="py3o://if=&quot;line.amount &gt; 0&quot;">amount&gt;0</text:text-input></text:span><text:span text:style-name="T18"><text:text-input text:description="py3o://function=&quot;o_format_lang(line.amount,digits=0)&quot;">Amount</text:text-input></text:span><text:span text:style-name="T73"><text:s/></text:span><text:span text:style-name="T18"><text:text-input text:description="py3o:///if">/if</text:text-input></text:span>/if</text:p>
          </table:table-cell>
          <table:table-cell table:style-name="Table1.A1" office:value-type="string">
            <text:p text:style-name="P106">đồng/<text:span text:style-name="T104">tháng</text:span></text:p>
          </table:table-cell>
        </table:table-row>
        <table:table-row table:style-name="TableLine94202717962096">
          <table:table-cell table:style-name="Table1.A1" table:number-columns-spanned="3" office:value-type="string">
            <text:p text:style-name="P108"><text:text-input text:description="py3o:///if">/if</text:text-input><text:s text:c="54"/></text:p>
          </table:table-cell>
          <table:covered-table-cell/>
          <table:covered-table-cell/>
        </table:table-row>
        <table:table-row table:style-name="TableLine94202717962784">
          <table:table-cell table:style-name="Table1.A1" table:number-columns-spanned="3" office:value-type="string">
            <text:p text:style-name="P108"><text:text-input text:description="py3o://if=&quot;line.code == 'house_rental'&quot;">house_rental</text:text-input><text:s text:c="33"/></text:p>
          </table:table-cell>
          <table:covered-table-cell/>
          <table:covered-table-cell/>
        </table:table-row>
        <table:table-row table:style-name="TableLine94202730265392">
          <table:table-cell table:style-name="Table1.A3" office:value-type="string">
            <text:p text:style-name="P111">(c) <text:s/><text:user-field-get text:name="py3o.line.description">line.description</text:user-field-get></text:p>
          </table:table-cell>
          <table:table-cell table:style-name="Table1.A3" office:value-type="string">
            <text:p text:style-name="P101"><text:span text:style-name="T18"><text:text-input text:description="py3o://if=&quot;line.amount &gt; 0&quot;">amount&gt;0</text:text-input></text:span><text:span text:style-name="T18"><text:text-input text:description="py3o://function=&quot;o_format_lang(line.amount,digits=0)&quot;">Amount</text:text-input></text:span><text:span text:style-name="T73"><text:s/></text:span><text:span text:style-name="T18"><text:text-input text:description="py3o:///if">/if</text:text-input></text:span>/if <text:s text:c="45"/></text:p>
          </table:table-cell>
          <table:table-cell table:style-name="Table1.A1" office:value-type="string">
            <text:p text:style-name="P106">đồng/<text:span text:style-name="T104">tháng</text:span></text:p>
          </table:table-cell>
        </table:table-row>
        <table:table-row table:style-name="TableLine94202730266032">
          <table:table-cell table:style-name="Table1.A1" table:number-columns-spanned="3" office:value-type="string">
            <text:p text:style-name="P104"><text:text-input text:description="py3o:///if">/if</text:text-input><text:s text:c="72"/></text:p>
          </table:table-cell>
          <table:covered-table-cell/>
          <table:covered-table-cell/>
        </table:table-row>
        <table:table-row table:style-name="TableLine94202720195872">
          <table:table-cell table:style-name="Table1.A1" table:number-columns-spanned="3" office:value-type="string">
            <text:p text:style-name="P108"><text:text-input text:description="py3o://if=&quot;line.code == 'fuel'&quot;">fuel</text:text-input><text:s text:c="2"/></text:p>
          </table:table-cell>
          <table:covered-table-cell/>
          <table:covered-table-cell/>
        </table:table-row>
        <table:table-row table:style-name="TableLine94202720196560">
          <table:table-cell table:style-name="Table1.A3" office:value-type="string">
            <text:p text:style-name="P104"><text:span text:style-name="T105">(d)</text:span> <text:s/><text:user-field-get text:name="py3o.line.description">line.description</text:user-field-get><text:s text:c="2"/></text:p>
          </table:table-cell>
          <table:table-cell table:style-name="Table1.A3" office:value-type="string">
            <text:p text:style-name="P112"><text:span text:style-name="T18"><text:text-input text:description="py3o://if=&quot;line.amount &gt; 0&quot;">amount&gt;0</text:text-input></text:span><text:span text:style-name="T18"><text:text-input text:description="py3o://function=&quot;o_format_lang(line.amount,digits=0)&quot;">Amount</text:text-input></text:span><text:span text:style-name="T73"><text:s/></text:span><text:span text:style-name="T18"><text:text-input text:description="py3o:///if">/if</text:text-input></text:span>/if</text:p>
          </table:table-cell>
          <table:table-cell table:style-name="Table1.A1" office:value-type="string">
            <text:p text:style-name="P107">đồng/<text:span text:style-name="T104">tháng</text:span></text:p>
          </table:table-cell>
        </table:table-row>
        <table:table-row table:style-name="TableLine94202721446560">
          <table:table-cell table:style-name="Table1.A1" table:number-columns-spanned="3" office:value-type="string">
            <text:p text:style-name="P105"><text:text-input text:description="py3o:///if">/if</text:text-input><text:s text:c="2"/></text:p>
          </table:table-cell>
          <table:covered-table-cell/>
          <table:covered-table-cell/>
        </table:table-row>
        <table:table-row table:style-name="Table1.14">
          <table:table-cell table:style-name="Table1.A1" table:number-columns-spanned="3" office:value-type="string">
            <text:p text:style-name="P109"><text:text-input text:description="py3o://if=&quot;line.code == 'advanced'&quot;">fuel</text:text-input><text:s text:c="2"/></text:p>
          </table:table-cell>
          <table:covered-table-cell/>
          <table:covered-table-cell/>
        </table:table-row>
        <table:table-row table:style-name="Table1.14">
          <table:table-cell table:style-name="Table1.A1" table:number-columns-spanned="3" office:value-type="string">
            <text:p text:style-name="P104">(e) <text:s/><text:span text:style-name="T106">Trợ cấp khác</text:span> <text:s text:c="47"/></text:p>
          </table:table-cell>
          <table:covered-table-cell/>
          <table:covered-table-cell/>
        </table:table-row>
        <table:table-row table:style-name="Table1.14">
          <table:table-cell table:style-name="Table1.A1" table:number-columns-spanned="3" office:value-type="string">
            <text:p text:style-name="P104"><text:text-input text:description="py3o:///if">/if</text:text-input><text:s text:c="65"/></text:p>
          </table:table-cell>
          <table:covered-table-cell/>
          <table:covered-table-cell/>
        </table:table-row>
        <table:table-row table:style-name="Table1.14">
          <table:table-cell table:style-name="Table1.A1" table:number-columns-spanned="3" office:value-type="string">
            <text:p text:style-name="P114"><text:a xlink:type="simple" xlink:href="py3o:///if" text:style-name="Internet_20_link" text:visited-style-name="Visited_20_Internet_20_Link"><text:span text:style-name="T13">/if</text:span></text:a><text:span text:style-name="T13"> <text:s text:c="89"/></text:span></text:p>
          </table:table-cell>
          <table:covered-table-cell/>
          <table:covered-table-cell/>
        </table:table-row>
      </table:table>
      <text:list xml:id="list95608985198692" text:continue-numbering="true" text:style-name="L1">
        <text:list-item>
          <text:list>
            <text:list-item>
              <text:list>
                <text:list-item>
                  <text:list>
                    <text:list-item>
                      <text:list>
                        <text:list-header>
                          <text:p text:style-name="P78"><text:span text:style-name="T25"><text:s text:c="10"/>(</text:span><text:span text:style-name="T26">f</text:span><text:span text:style-name="T25">) <text:s text:c="2"/></text:span><text:span text:style-name="T24">Trợ cấp nuôi con nhỏ: Tùy theo chính sách của Công ty trong từng thời điểm.</text:span><text:span text:style-name="T99"> <text:s text:c="37"/></text:span></text:p>
                        </text:list-header>
                      </text:list>
                    </text:list-item>
                  </text:list>
                </text:list-item>
              </text:list>
            </text:list-item>
          </text:list>
        </text:list-item>
      </text:list>
      <table:table table:name="Table2" table:style-name="Table2">
        <table:table-column table:style-name="Table2.A"/>
        <table:table-column table:style-name="Table2.B"/>
        <table:table-row table:style-name="TableLine94202711063536">
          <table:table-cell table:style-name="Table2.A1" table:number-columns-spanned="2" office:value-type="string">
            <text:p text:style-name="P45"><text:text-input text:description="py3o://if=&quot;o.employee_id.employee_type_id.name=='Factory'&quot;">employee_type == Factory</text:text-input></text:p>
          </table:table-cell>
          <table:covered-table-cell/>
        </table:table-row>
        <table:table-row table:style-name="TableLine94202722055568">
          <table:table-cell table:style-name="Table2.A2" office:value-type="string">
            <text:p text:style-name="P47">(<text:span text:style-name="T107">g</text:span>)</text:p>
            <text:p text:style-name="P48"><text:s text:c="5"/></text:p>
          </table:table-cell>
          <table:table-cell table:style-name="Table2.A1" office:value-type="string">
            <text:p text:style-name="P46"><text:span text:style-name="T57">Trong trường hợp Người lao động thỏa mãn các điều kiện theo quy định tại </text:span><text:span text:style-name="T69">Quy chế lương</text:span><text:span text:style-name="T57">, thưởng của Công ty thì Người lao động sẽ được nhận thêm một khoản phúc </text:span><text:soft-page-break/><text:span text:style-name="T57">lợi tối đa là: </text:span><text:span text:style-name="T72">760,000</text:span><text:span text:style-name="T57"> đồng/tháng. Đây được xem là khoản tiền khen thưởng để khuyến khích, động viên Người lao động có tinh thần trách nhiệm và tuân thủ nghiêm túc quy định về thời giờ làm việc của Công ty</text:span></text:p>
          </table:table-cell>
        </table:table-row>
        <table:table-row table:style-name="TableLine94202727764704">
          <table:table-cell table:style-name="Table2.A1" table:number-columns-spanned="2" office:value-type="string">
            <text:p text:style-name="P46"><text:text-input text:description="py3o:///if">/if</text:text-input></text:p>
          </table:table-cell>
          <table:covered-table-cell/>
        </table:table-row>
      </table:table>
      <text:list xml:id="list95607867364041" text:continue-numbering="true" text:style-name="L1">
        <text:list-item>
          <text:list>
            <text:list-item>
              <text:h text:style-name="P68" text:outline-level="2"><text:span text:style-name="T58">Trong thời gian thử việc, Công ty sẽ không </text:span><text:span text:style-name="T67">đóng</text:span><text:span text:style-name="T58"> các loại </text:span><text:span text:style-name="T67">bảo hiểm bắt buộc (</text:span><text:span text:style-name="T58">Bảo hiểm </text:span><text:span text:style-name="T67">xã hội, Bảo hiểm y tế, Bảo hiểm thất nghiệp) </text:span><text:span text:style-name="T58">cho Người lao động</text:span><text:span text:style-name="T67"> theo quy định pháp luật hiện hành. </text:span><text:span text:style-name="T58">Công ty sẽ đăng ký và mua đầy đủ </text:span><text:span text:style-name="T67">các khoản bảo hiểm này</text:span><text:span text:style-name="T58"> theo quy định hiện hành khi Người lao động được ký</text:span><text:span text:style-name="T67"> kết</text:span><text:span text:style-name="T58"> </text:span><text:span text:style-name="T67">H</text:span><text:span text:style-name="T58">ợp đồng lao động sau thời gian thử việc nêu trên</text:span></text:h>
            </text:list-item>
            <text:list-item>
              <text:h text:style-name="P68" text:outline-level="2"><text:span text:style-name="T58">Người lao động có nghĩa vụ trả thuế thu nhập cá nhân (“TNCN”) phát sinh từ tiền lương và các khoản có tính chất tiền lương bằng tiền hoặc không bằng tiền của Người lao động do Công ty thanh toán theo quy định của Luật Thuế TNCN hiện hành. Công ty sẽ </text:span><text:span text:style-name="T67">tạm tính và </text:span><text:span text:style-name="T58">khấu trừ thuế TNCN trên các khoản thu nhập này của Người lao động để </text:span><text:span text:style-name="T67">kê khai và nộp</text:span><text:span text:style-name="T58"> cho cơ quan thuế có thẩm quyền trước khi thanh toán cho Người lao động.</text:span><text:span text:style-name="T94"> <text:s text:c="114"/></text:span></text:h>
            </text:list-item>
            <text:list-item>
              <text:p text:style-name="P96">Hình thức và phương thức trả lương</text:p>
              <text:list>
                <text:list-item>
                  <text:p text:style-name="P79"><text:span text:style-name="T93">Hình thức trả lương: </text:span><text:span text:style-name="T19">theo tháng.</text:span><text:span text:style-name="T93"> Tiền lương sẽ được trả bằng tiền mặt hoặc chuyển khoản qua tài khoản cá nhân của Người lao độn</text:span><text:span text:style-name="T95">g.</text:span></text:p>
                </text:list-item>
                <text:list-item>
                  <text:p text:style-name="P79"><text:span text:style-name="T93">Kỳ hạn trả lương: Tiền lương hàng tháng sẽ được Công ty thanh toán cho Người lao động </text:span><text:span text:style-name="T20">1 lần</text:span><text:span text:style-name="T93">. Trường hợp ngày đến hạn trả lương trùng với ngày nghỉ hàng tuần hoặc ngày nghỉ lễ theo quy định của Công ty và quy định của pháp luật thì Công ty sẽ trả lương cho Người lao động vào ngày làm việc tiếp theo.</text:span></text:p>
                </text:list-item>
              </text:list>
            </text:list-item>
          </text:list>
        </text:list-item>
      </text:list>
      <text:h text:style-name="P54" text:outline-level="1">ĐIỀU 4. <text:s/>ĐIỀU KIỆN LÀM VIỆC</text:h>
      <text:list xml:id="list1205543710" text:style-name="L2">
        <text:list-item>
          <text:list>
            <text:list-item>
              <text:p text:style-name="P98"><text:span text:style-name="T91">Thời giờ làm việc</text:span><text:span text:style-name="T84">: Giờ làm việc </text:span><text:span text:style-name="T91">không quá 8 giờ</text:span><text:span text:style-name="T84"> trong một ngày hoặc </text:span><text:span text:style-name="T91">48 giờ</text:span><text:span text:style-name="T84"> trong </text:span><text:span text:style-name="T91">tuần.</text:span><text:span text:style-name="T84"> Ngày làm việc từ Thứ Hai đến Thứ Bảy.</text:span><text:span text:style-name="T86"> </text:span><text:span text:style-name="T84">Công ty có thể điều chỉnh giờ làm việc tùy vào nhu cầu hoạt động tại từng thời điểm bằng cách thông báo trước cho Người lao động.</text:span><text:span text:style-name="T97"> <text:s text:c="43"/></text:span></text:p>
            </text:list-item>
            <text:list-item>
              <text:p text:style-name="P98"><text:span text:style-name="T78">Làm thêm giờ: </text:span><text:span text:style-name="T97">Công ty có thể thỏa thuận với Người lao động về việc làm thêm giờ tùy thuộc vào nhu cầu của Công ty tại từng thời điểm và Người lao động sẽ được trả tiền lương làm thêm giờ theo quy định của pháp luật nếu được yêu cầu làm thêm giờ.</text:span></text:p>
            </text:list-item>
            <text:list-item>
              <text:p text:style-name="P99"><text:span text:style-name="T86">Thời giờ nghỉ ngơi: Người lao động sẽ có các ngày nghỉ lễ, Tết, nghỉ việc riêng và nghỉ không hưởng lương theo quy định của pháp luật lao động.</text:span><text:span text:style-name="T97"> <text:s text:c="146"/></text:span></text:p>
            </text:list-item>
            <text:list-item>
              <text:p text:style-name="P100"><text:span text:style-name="T46">Người lao động</text:span><text:span text:style-name="T55"> được quyền có </text:span><text:span text:style-name="T56"><text:text-input text:description="py3o://if=&quot;o.contract_type_id.range_type=='months'&quot;">Months</text:text-input></text:span><text:span text:style-name="T56"><text:text-input text:description="py3o://if=&quot;o.contract_type_id.range_days==1&quot;">range_days=1 month</text:text-input></text:span><text:span text:style-name="T30">1</text:span><text:span text:style-name="T43"><text:text-input text:description="py3o:///if">/if</text:text-input></text:span><text:span text:style-name="T47"><text:text-input text:description="py3o://if=&quot;o.contract_type_id.range_days==2&quot;">range_days = 2 month</text:text-input></text:span><text:span text:style-name="T49">2</text:span><text:span text:style-name="T48"><text:text-input text:description="py3o:///if">/if</text:text-input></text:span><text:span text:style-name="T43"><text:text-input text:description="py3o:///if">///if</text:text-input></text:span><text:span text:style-name="T43"><text:text-input text:description="py3o://if=&quot;o.contract_type_id.range_type=='days'&quot;">range_type=='days'</text:text-input></text:span><text:span text:style-name="T43"><text:text-input text:description="py3o://if=&quot;o.contract_type_id.range_days==30&quot;">range_days==30</text:text-input></text:span><text:span text:style-name="T31">1</text:span><text:span text:style-name="T44"><text:text-input text:description="py3o:///if">/if</text:text-input></text:span><text:span text:style-name="T43"><text:text-input text:description="py3o:///if">///if</text:text-input></text:span><text:span text:style-name="T43"><text:text-input text:description="py3o://if=&quot;o.contract_type_id.range_days==60&quot;">range_days==60</text:text-input></text:span><text:span text:style-name="T32">2</text:span><text:span text:style-name="T32"><text:text-input text:description="py3o:///if">/if</text:text-input></text:span><text:span text:style-name="T32"> </text:span><text:span text:style-name="T55">ngày nghỉ hàng năm được hưởng nguyên lương theo năm dương lịch</text:span><text:span text:style-name="T46"> trong trường hợp được ký kết Hợp đồng lao động với Công ty sau thời gian thử việc nêu trên</text:span><text:span text:style-name="T55">. </text:span><text:span text:style-name="T46">Người lao động </text:span><text:span text:style-name="T55">không được quyền nghỉ phép hàng năm trong thời gian thử việc như quy định tại Điều 2 của Hợp đồng Thử việc này và cũng không được quyền yêu cầu thanh toán liên quan đến việc nghỉ phép hàng năm khi chấm dứt Hợp đồng Thử việc này trong thời gian thử việc.</text:span><text:span text:style-name="T98"> <text:s text:c="11"/></text:span><text:span text:style-name="T86"><text:s text:c="103"/></text:span></text:p>
            </text:list-item>
            <text:list-item>
              <text:p text:style-name="P97">Dụng cụ, phương tiện làm việc</text:p>
              <text:h text:style-name="P74" text:outline-level="2"><text:span text:style-name="T89">Để thực hiện công việc, </text:span><text:span text:style-name="T88">Người lao động</text:span><text:span text:style-name="T89"> được giao sử dụng các phương tiện</text:span><text:span text:style-name="T83">, thiết bị</text:span><text:span text:style-name="T89"> và dụng cụ lao động</text:span><text:span text:style-name="T83"> </text:span><text:span text:style-name="T89">phù hợp với yêu cầu cần thiết của công việc và theo khả năng của </text:span><text:span text:style-name="T88">Công ty</text:span><text:span text:style-name="T89"> </text:span><text:span text:style-name="T83">ghi nhận tại</text:span><text:span text:style-name="T89"> </text:span><text:span text:style-name="T83">biên bản bàn giao</text:span><text:span text:style-name="T89">.</text:span></text:h>
              <text:h text:style-name="P76" text:outline-level="2">Việc trang bị bảo hộ lao động cho Người lao động sẽ tùy theo vị trí công việc, nội quy lao động và/hoặc chính sách của Công ty tại từng thời điểm.</text:h>
            </text:list-item>
          </text:list>
        </text:list-item>
      </text:list>
      <text:h text:style-name="P56" text:outline-level="1" text:is-list-header="true">ĐIỀU 5. <text:s/>QUYỀN VÀ NGHĨA VỤ CỦA NGƯỜI LAO ĐỘNG</text:h>
      <text:list xml:id="list969873080" text:style-name="L3">
        <text:list-item>
          <text:list>
            <text:list-item>
              <text:h text:style-name="P69" text:outline-level="2"><text:soft-page-break/>Quyền của Người lao động</text:h>
              <text:list>
                <text:list-item>
                  <text:p text:style-name="P82">Hưởng lương theo thỏa thuận tại Hợp đồng này và các Phụ lục (nếu có).</text:p>
                </text:list-item>
                <text:list-item>
                  <text:p text:style-name="P83">Hưởng trợ cấp:theo chính sách của Công ty từng thời kỳ.</text:p>
                </text:list-item>
                <text:list-item>
                  <text:p text:style-name="P85">Được bảo hộ lao động, làm việc trong điều kiện đảm bảo về An toàn lao động, vệ sinh lao động;</text:p>
                </text:list-item>
              </text:list>
            </text:list-item>
            <text:list-item>
              <text:p text:style-name="P94">Nghĩa vụ của Người lao động</text:p>
              <text:list>
                <text:list-item>
                  <text:p text:style-name="P80">Thực hiện và hoàn thành mọi công việc, nhiệm vụ theo Hợp đồng này và tất cả các phụ lục, sửa đổi, bổ sung Hợp đồng này (nếu có).</text:p>
                </text:list-item>
                <text:list-item>
                  <text:p text:style-name="P81">Tuân thủ lệnh điều hành của các cấp quản lý, chấp hành kỷ luật lao động, thỏa ước lao động tập thể, nội quy lao động, quy chế hoạt động và các quy định an toàn lao động do Công ty ban hành tùy từng thời điểm.</text:p>
                </text:list-item>
                <text:list-item>
                  <text:p text:style-name="P81">Báo cáo công việc định kỳ hoặc bất thường theo yêu cầu của cấp quản lý.</text:p>
                </text:list-item>
                <text:list-item>
                  <text:p text:style-name="P81">Tuyệt đối không sử dụng khách hàng của Công ty để trục lợi cá nhân. Hoàn toàn không được chấp nhận hoặc nhận, dù trực tiếp hay gián tiếp, bất kỳ khoản tiền nào, ưu đãi nào, tiền hoa hồng hoặc bất kỳ quà tặng bằng tiền, dù trong bất kỳ hoàn cảnh nào, từ khách hàng/đối tác của Công ty hoặc bất kỳ bên thứ ba nào liên quan đến khách hàng/đối tác của Công ty. Bất kỳ sự vi phạm nào cũng có thể bị xử lý kỷ luật lao động và chấm dứt Hợp Đồng theo quy định của pháp luật Việt Nam.</text:p>
                </text:list-item>
                <text:list-item>
                  <text:p text:style-name="P91">Tuân thủ các quy tắc, các nguyên tắc an toàn và sức khỏe làm việc (bao gồm: công việc được thực hiện theo cách thức phù hợp với các quy tắc an toàn và các quy định, đảm bảo điều kiện thích hợp của máy móc, thiết bị, công cụ, trang thiết bị và trật tự tại nơi làm việc, ngay lập tức thông báo cho người giám sát biết khi xảy ra tai nạn hoặc những nguy hiểm có thể xảy ra cho cuộc sống hoặc sức khỏe con người);</text:p>
                </text:list-item>
                <text:list-item>
                  <text:p text:style-name="P93"><text:span text:style-name="T59">Giữ gìn và bảo quản tài sản, trang thiết bị của Công ty một cách tốt nhất, </text:span><text:span text:style-name="T57">xác nhận những phương tiện làm việc và dụng cụ lao động đã nhận từ Công ty và có nghĩa vụ hoàn trả các vật dụng đó cho Công ty ngay khi không còn đảm nhiệm công việc được quy định tại Hợp đồng này;</text:span><text:span text:style-name="T59"> <text:s text:c="93"/></text:span></text:p>
                </text:list-item>
                <text:list-item>
                  <text:p text:style-name="P92">Thực hiện các nghĩa vụ khác theo Hợp đồng này, phụ lục sửa đổi, bổ sung Hợp đồng này (nếu có), quy chế, quy định của Công ty và quy định của pháp luật.</text:p>
                </text:list-item>
              </text:list>
            </text:list-item>
            <text:list-item>
              <text:p text:style-name="P94">Trách nhiệm của Người lao động</text:p>
              <text:list>
                <text:list-item>
                  <text:p text:style-name="P86">Nếu vi phạm bất kỳ nghĩa vụ của mình theo Hợp Đồng này, Người lao động phải chịu trách nhiệm theo Hợp Đồng này, phụ lục sửa đổi, bổ sung Hợp Đồng này (nếu có), quy chế, quy định của Công ty và quy định của pháp luật;</text:p>
                </text:list-item>
                <text:list-item>
                  <text:p text:style-name="P86">Nếu vi phạm quy định về bảo mật Thông Tin Bí Mật, bí mật kinh doanh, bí mật công nghệ, xâm phạm quyền sở hữu trí tuệ, hoặc có hành vi gây thiệt hại nghiêm trọng hoặc đe dọa gây thiệt hại đặc biệt nghiêm trọng về tài sản, lợi ích của Công ty, Người lao động có thể bị xử lý kỷ luật theo quy định của pháp luật. Ngoài ra, nếu hành vi vi phạm đó gây thiệt hại vật chất cho Công ty, Người lao động còn có nghĩa vụ bồi thường thiệt hại cho Công ty theo quy định của pháp luật;</text:p>
                </text:list-item>
                <text:list-item>
                  <text:p text:style-name="P89">Bồi thường thiệt hại vật chất sẽ thực hiện theo quy định của pháp luật lao động, phụ lục sửa đổi, bổ sung Hợp Đồng này (nếu có), hợp đồng trách nhiệm (nếu có) và các quy chế, quy định của Công ty và Người lao động phải bồi thường cho Công ty theo quy định của pháp luật kể cả khi Người lao động không còn làm việc cho Công ty nữa.</text:p>
                </text:list-item>
              </text:list>
            </text:list-item>
          </text:list>
        </text:list-item>
      </text:list>
      <text:h text:style-name="P54" text:outline-level="1">ĐIỀU 6. <text:s/>QUYỀN VÀ NGHĨA VỤ CỦA NGƯỜI SỬ DỤNG LAO ĐỘNG</text:h>
      <text:list xml:id="list2646330300" text:style-name="L4">
        <text:list-item>
          <text:list>
            <text:list-item>
              <text:h text:style-name="P70" text:outline-level="2"><text:soft-page-break/>Quyền của Người sử dụng lao động</text:h>
              <text:list>
                <text:list-item>
                  <text:p text:style-name="P84">Quản lý, điều hành Người lao động thực hiện công việc theo Hợp đồng này (bao gồm việc bố trí, hướng dẫn, điều chuyển, tạm ngừng việc).</text:p>
                </text:list-item>
                <text:list-item>
                  <text:p text:style-name="P87"><text:span text:style-name="T59">Chấm dứt Hợp đồng, khen thưởng, xử lý vi phạm, kỷ luật Người lao động theo Hợp đồng này, (các) phụ lục Hợp đồng (nếu có), nội quy lao động của Công ty và quy định của pháp luật.</text:span>. <text:s text:c="110"/></text:p>
                </text:list-item>
              </text:list>
            </text:list-item>
            <text:list-item>
              <text:p text:style-name="P95"><text:s text:c="2"/>Nghĩa vụ của Người sử dụng lao động</text:p>
              <text:list>
                <text:list-item>
                  <text:p text:style-name="P88">Bảo đảm việc làm và thực hiện đầy đủ những điều khoản trong Hợp Đồng, thỏa ước lao động tập thể và các thỏa thuận khác với Người lao động.</text:p>
                </text:list-item>
                <text:list-item>
                  <text:p text:style-name="P88">Thanh toán đầy đủ, đúng thời hạn các chế độ và quyền lợi cho Người lao động theo Hợp Đồng này, (các) phụ lục Hợp Đồng (nếu có).</text:p>
                </text:list-item>
                <text:list-item>
                  <text:p text:style-name="P90">Thực hiện các nghĩa vụ khác theo Hợp Đồng này, (các) phụ lục Hợp Đồng, và quy định của pháp luật (nếu có). <text:s text:c="85"/></text:p>
                </text:list-item>
              </text:list>
            </text:list-item>
          </text:list>
        </text:list-item>
      </text:list>
      <text:h text:style-name="P54" text:outline-level="1">ĐIỀU 7. <text:s/>CÁC THỎA THUẬN KHÁC</text:h>
      <text:list xml:id="list1727408688" text:style-name="L5">
        <text:list-item>
          <text:h text:style-name="P55" text:outline-level="1">Bảo mật thông tin mật, bí mật công nghệ và bí mật kinh doanh của Công ty:</text:h>
          <text:h text:style-name="P57" text:outline-level="1"><text:span text:style-name="T17">Tùy từng trường hợp cụ thể, Công ty có thể yêu cầu Người lao động ký thỏa thuận và/hoặc cam kết bảo mật riêng rẽ. Trong trường hợp đó, thỏa thuận hoặc cam kết đó sẽ trở thành bộ phận của Hợp đồng này và thay thế điều khoản bảo mật này trong phạm vi thỏa thuận hoặc cam kết đó.</text:span><text:span text:style-name="T87"> <text:s text:c="33"/></text:span></text:h>
          <text:list>
            <text:list-item>
              <text:h text:style-name="P71" text:outline-level="2">Giải quyết tranh chấp <text:s text:c="206"/></text:h>
              <text:h text:style-name="P75" text:outline-level="2">Hợp Đồng này sẽ được điều chỉnh và/hoặc giải thích theo quy định của pháp luật Việt Nam. Mọi tranh chấp phát sinh từ hoặc liên quan đến Hợp Đồng này mà Các Bên không thể tự thoả thuận được sẽ được đưa ra Tòa án có thẩm quyền của Việt Nam giải quyết theo quy định của pháp luật Việt Nam.</text:h>
            </text:list-item>
          </text:list>
        </text:list-item>
      </text:list>
      <text:h text:style-name="P54" text:outline-level="1">ĐIỀU 8. <text:s text:c="2"/>ĐIỀU KHOẢN THI HÀNH</text:h>
      <text:list xml:id="list3141565490" text:style-name="WWNum31">
        <text:list-item>
          <text:list>
            <text:list-item>
              <text:h text:style-name="P77" text:outline-level="2"><text:span text:style-name="T71">Những vấn đề pháp lý có liên quan đến mối quan hệ lao động nhưng không được ghi trong Hợp đồng này sẽ được áp dụng theo quy định của pháp luật Việt Nam.</text:span><text:span text:style-name="T87"> <text:s text:c="34"/></text:span></text:h>
            </text:list-item>
            <text:list-item>
              <text:h text:style-name="P58" text:outline-level="2">Nếu một điều khoản hoặc một phần của hợp đồng này vô hiệu hoặc trở nên vô hiệu theo quyết định của tòa án, do thay đổi của pháp luật hoặc vì bất kỳ lý do hợp pháp nào khác, thì hiệu lực của các điều khoản hoặc phần còn lại không vì thế mà bị ảnh hưởng. Quy định chung của pháp luật sẽ được áp dụng thay thế cho một quy định vô hiệu như vậy. <text:s text:c="10"/></text:h>
            </text:list-item>
            <text:list-item>
              <text:h text:style-name="P59" text:outline-level="2"><text:span text:style-name="T90">Hợp Đồng này được làm thành 02 (hai) </text:span><text:span text:style-name="T54">bản chính bằng tiếng Việt</text:span><text:span text:style-name="T51"> </text:span><text:span text:style-name="T90">có giá trị pháp lý ngang nhau. Mỗi Bên giữ 01 (một) bản chính. </text:span><text:span text:style-name="T79">Mọi sự sửa đổi, bổ sung Hợp Đồng này đều phải lập thành phụ lục Hợp Đồng có đầy đủ chữ ký của Người lao động và đại diện có thẩm quyền của Công ty. </text:span><text:span text:style-name="T90">Khi Các Bên ký kết phụ lục cho Hợp Đồng này thì phụ l</text:span><text:bookmark text:name="_GoBack11"/><text:span text:style-name="T90">ục Hợp Đồng này sẽ tạo thành một bộ phận không thể tách rời của Hợp Đồng này và nội dung của phụ lục Hợp Đồng cũng có giá trị như các nội dung của Hợp Đồng này. <text:s text:c="109"/></text:span></text:h>
            </text:list-item>
            <text:list-item>
              <text:h text:style-name="P60" text:outline-level="2"><text:span text:style-name="T53">Hợp đồng này được lập và ký kết tại trụ sở chính của Công ty vào ngày như đề cập ở phần đầu Hợp Đồng và có hiệu lực kể từ ngày </text:span><text:span text:style-name="T28"><text:text-input text:description="py3o://function=&quot;o_format_date(o.date_end, date_format='dd')&quot;">day</text:text-input></text:span><text:span text:style-name="T53"><text:s/>tháng </text:span><text:span text:style-name="T28"><text:text-input text:description="py3o://function=&quot;o_format_date(o.date_start, date_format='MM')&quot;">month</text:text-input></text:span><text:span text:style-name="T53"><text:s/>năm </text:span><text:span text:style-name="T28"><text:text-input text:description="py3o://function=&quot;o_format_date(o.date_start, date_format='YYYY')&quot;">year</text:text-input></text:span><text:span text:style-name="T21">.</text:span></text:h>
              <text:h text:style-name="P61" text:outline-level="2"/>
            </text:list-item>
          </text:list>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8">CÔNG TY TNHH</text:p>
            <text:p text:style-name="P18">THIẾT KẾ QUẬN TÁM</text:p>
            <text:p text:style-name="P21"><text:soft-page-break/></text:p>
            <text:p text:style-name="P21"/>
            <text:p text:style-name="P21"/>
            <text:p text:style-name="P21"/>
            <text:p text:style-name="P9"><text:span text:style-name="T74">CHEW DARREN SCOTT</text:span> </text:p>
          </table:table-cell>
          <table:table-cell table:style-name="Table3.B1" office:value-type="string">
            <text:p text:style-name="P19"/>
            <text:p text:style-name="P19"/>
            <text:p text:style-name="P19"><text:soft-page-break/></text:p>
            <text:p text:style-name="P19"/>
            <text:p text:style-name="P20"><text:s text:c="14"/></text:p>
          </table:table-cell>
          <table:table-cell table:style-name="Table3.A1" office:value-type="string">
            <text:p text:style-name="P19">NGƯỜI LAO ĐỘNG</text:p>
            <text:p text:style-name="P22"/>
            <text:p text:style-name="P21"/>
            <text:p text:style-name="P21"><text:soft-page-break/></text:p>
            <text:p text:style-name="P21"/>
            <text:p text:style-name="P19"/>
            <text:p text:style-name="P31"><text:user-field-get text:name="py3o.o.employee_id.name">emp_name</text:user-field-get></text:p>
          </table:table-cell>
        </table:table-row>
      </table:table>
      <text:p text:style-name="P4"><text:s text:c="111"/></text:p>
      <text:p text:style-name="P6"><text:text-input text:description="py3o:///for">/for</text:text-input><text:s text:c="16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_20_body" style:display-name="Text body" style:family="paragraph" style:parent-style-name="Standard" style:class="text">
      <style:paragraph-properties fo:margin-top="0in" fo:margin-bottom="0.0972in" loext:contextual-spacing="false" fo:line-height="115%"/>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itle" style:family="paragraph" style:parent-style-name="Standard" style:default-outline-level="1" style:list-style-name="" style:class="chapter">
      <style:paragraph-properties fo:margin-top="0.1665in" fo:margin-bottom="0.0417in" loext:contextual-spacing="false" fo:text-align="center" style:justify-single-word="false"/>
      <style:text-properties fo:font-size="20pt" fo:font-weight="bold" style:letter-kerning="true" style:font-size-asian="20pt" style:font-weight-asian="bold" style:font-name-complex="Arial" style:font-family-complex="Arial" style:font-family-generic-complex="system" style:font-pitch-complex="variable" style:font-size-complex="16pt" style:font-weight-complex="bold"/>
    </style:style>
    <style:style style:name="titel" style:family="paragraph" style:parent-style-name="Standard" style:default-outline-level=""/>
    <style:style style:name="Heading_20_1" style:display-name="Heading 1" style:family="paragraph" style:parent-style-name="Standard" style:next-style-name="Standard" style:default-outline-level="1" style:class="text">
      <style:paragraph-properties fo:margin-top="0.1665in" fo:margin-bottom="0.0835in" loext:contextual-spacing="false" fo:keep-with-next="always"/>
      <style:text-properties fo:font-weight="bold" style:font-weight-asian="bold" style:font-weight-complex="bold"/>
    </style:style>
    <style:style style:name="Heading_20_2" style:display-name="Heading 2" style:family="paragraph" style:parent-style-name="Standard" style:default-outline-level="2" style:class="text">
      <style:paragraph-properties fo:keep-with-next="always"/>
      <style:text-properties style:font-name-complex="Arial" style:font-family-complex="Arial" style:font-family-generic-complex="system" style:font-pitch-complex="variable" style:font-size-complex="14pt" style:font-style-complex="italic" style:font-weight-complex="bold"/>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align="start" style:justify-single-word="false" fo:text-indent="0in" style:auto-text-indent="false" style:punctuation-wrap="simple" style:vertical-align="auto"/>
      <style:text-properties style:font-name="Calibri" fo:font-family="Calibri" style:font-family-generic="roman" style:font-pitch="variable" fo:language="en" fo:country="US" style:font-name-asian="Calibri1" style:font-family-asian="Calibri" style:font-family-generic-asian="system" style:font-pitch-asian="variable" style:font-size-complex="11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 style:display-name="ListLabel 3" style:family="text">
      <style:text-properties style:use-window-font-color="true"/>
    </style:style>
    <style:style style:name="ListLabel_20_4" style:display-name="ListLabel 4" style:family="text">
      <style:text-properties style:use-window-font-color="true"/>
    </style:style>
    <style:style style:name="ListLabel_20_5" style:display-name="ListLabel 5" style:family="text">
      <style:text-properties style:use-window-font-color="true"/>
    </style:style>
    <style:style style:name="ListLabel_20_6" style:display-name="ListLabel 6" style:family="text">
      <style:text-properties style:use-window-font-color="true"/>
    </style:style>
    <style:style style:name="ListLabel_20_7" style:display-name="ListLabel 7" style:family="text">
      <style:text-properties style:use-window-font-color="true"/>
    </style:style>
    <style:style style:name="ListLabel_20_8" style:display-name="ListLabel 8" style:family="text">
      <style:text-properties style:use-window-font-color="true"/>
    </style:style>
    <style:style style:name="ListLabel_20_9" style:display-name="ListLabel 9" style:family="text">
      <style:text-properties style:use-window-font-color="true"/>
    </style:style>
    <style:style style:name="ListLabel_20_10" style:display-name="ListLabel 10" style:family="text">
      <style:text-properties style:use-window-font-color="true"/>
    </style:style>
    <style:style style:name="ListLabel_20_11" style:display-name="ListLabel 11" style:family="text">
      <style:text-properties style:use-window-font-color="true"/>
    </style:style>
    <style:style style:name="ListLabel_20_21" style:display-name="ListLabel 2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2" style:display-name="ListLabel 2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use-window-font-color="true" fo:font-size="13pt" fo:font-style="normal" style:font-size-asian="13pt" style:font-style-asian="normal" style:font-size-complex="13pt"/>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fo:font-weight="normal" style:font-weight-asian="normal"/>
    </style:style>
    <style:style style:name="ListLabel_20_13" style:display-name="ListLabel 13" style:family="text">
      <style:text-properties fo:font-size="13pt" style:font-size-asian="13pt" style:font-size-complex="13pt"/>
    </style:style>
    <style:style style:name="ListLabel_20_20" style:display-name="ListLabel 20" style:family="text">
      <style:text-properties fo:font-size="12pt" style:font-size-asian="12pt" style:font-size-complex="12pt"/>
    </style:style>
    <style:style style:name="ListLabel_20_15" style:display-name="ListLabel 15" style:family="text">
      <style:text-properties fo:font-size="12pt" style:font-size-asian="12pt" style:font-size-complex="12pt"/>
    </style:style>
    <style:style style:name="ListLabel_20_14" style:display-name="ListLabel 14" style:family="text">
      <style:text-properties style:use-window-font-color="true" fo:font-size="13pt" fo:font-style="normal" style:font-size-asian="13pt" style:font-style-asian="normal" style:font-size-complex="13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text:style-name="Numbering_20_Symbols" style:num-suffix="." style:num-format="1">
        <style:list-level-properties text:list-level-position-and-space-mode="label-alignment">
          <style:list-level-label-alignment text:label-followed-by="listtab"/>
        </style:list-level-properties>
      </text:outline-level-style>
      <text:outline-level-style text:level="4" text:style-name="Numbering_20_Symbols" style:num-suffix="." style:num-format="1">
        <style:list-level-properties text:list-level-position-and-space-mode="label-alignment">
          <style:list-level-label-alignment text:label-followed-by="listtab"/>
        </style:list-level-properties>
      </text:outline-level-style>
      <text:outline-level-style text:level="5" text:style-name="Numbering_20_Symbols" style:num-suffix="." style:num-format="1">
        <style:list-level-properties text:list-level-position-and-space-mode="label-alignment">
          <style:list-level-label-alignment text:label-followed-by="listtab"/>
        </style:list-level-properties>
      </text:outline-level-style>
      <text:outline-level-style text:level="6" text:style-name="Numbering_20_Symbols" style:num-suffix="." style:num-format="1">
        <style:list-level-properties text:list-level-position-and-space-mode="label-alignment">
          <style:list-level-label-alignment text:label-followed-by="listtab"/>
        </style:list-level-properties>
      </text:outline-level-style>
      <text:outline-level-style text:level="7" text:style-name="Numbering_20_Symbols" style:num-suffix="." style:num-format="1">
        <style:list-level-properties text:list-level-position-and-space-mode="label-alignment">
          <style:list-level-label-alignment text:label-followed-by="listtab"/>
        </style:list-level-properties>
      </text:outline-level-style>
      <text:outline-level-style text:level="8" text:style-name="Numbering_20_Symbols" style:num-suffix="." style:num-format="1">
        <style:list-level-properties text:list-level-position-and-space-mode="label-alignment">
          <style:list-level-label-alignment text:label-followed-by="listtab"/>
        </style:list-level-properties>
      </text:outline-level-style>
      <text:outline-level-style text:level="9" text:style-name="Numbering_20_Symbols" style:num-suffix="." style:num-format="1">
        <style:list-level-properties text:list-level-position-and-space-mode="label-alignment">
          <style:list-level-label-alignment text:label-followed-by="listtab"/>
        </style:list-level-properties>
      </text:outline-level-style>
      <text:outline-level-style text:level="10" text:style-name="Numbering_20_Symbols" style:num-suffix="." style:num-format="1">
        <style:list-level-properties text:list-level-position-and-space-mode="label-alignment">
          <style:list-level-label-alignment text:label-followed-by="listtab"/>
        </style:list-level-properties>
      </text:outline-level-style>
    </text:outline-style>
    <text:list-style style:name="WWNum12">
      <text:list-level-style-number text:level="1" style:num-format="1">
        <style:list-level-properties text:list-level-position-and-space-mode="label-alignment">
          <style:list-level-label-alignment text:label-followed-by="listtab" fo:text-indent="-0.278in" fo:margin-left="0.278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text:start-value="2">
        <style:list-level-properties text:list-level-position-and-space-mode="label-alignment">
          <style:list-level-label-alignment text:label-followed-by="listtab" fo:text-indent="-0.278in" fo:margin-left="0.278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3" style:num-format="1" text:start-value="3">
        <style:list-level-properties text:list-level-position-and-space-mode="label-alignment">
          <style:list-level-label-alignment text:label-followed-by="listtab" fo:text-indent="-0.3055in" fo:margin-left="0.3055in"/>
        </style:list-level-properties>
      </text:list-level-style-number>
      <text:list-level-style-number text:level="2" text:style-name="ListLabel_20_4"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5"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text:style-name="ListLabel_20_6"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7"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text:style-name="ListLabel_20_8" style:num-format="1" text:display-levels="6">
        <style:list-level-properties text:list-level-position-and-space-mode="label-alignment">
          <style:list-level-label-alignment text:label-followed-by="listtab" fo:text-indent="-1.25in" fo:margin-left="1.25in"/>
        </style:list-level-properties>
      </text:list-level-style-number>
      <text:list-level-style-number text:level="7" text:style-name="ListLabel_20_9" style:num-format="1" text:display-levels="7">
        <style:list-level-properties text:list-level-position-and-space-mode="label-alignment">
          <style:list-level-label-alignment text:label-followed-by="listtab" fo:text-indent="-1.5in" fo:margin-left="1.5in"/>
        </style:list-level-properties>
      </text:list-level-style-number>
      <text:list-level-style-number text:level="8" text:style-name="ListLabel_20_10" style:num-format="1" text:display-levels="8">
        <style:list-level-properties text:list-level-position-and-space-mode="label-alignment">
          <style:list-level-label-alignment text:label-followed-by="listtab" fo:text-indent="-1.5in" fo:margin-left="1.5in"/>
        </style:list-level-properties>
      </text:list-level-style-number>
      <text:list-level-style-number text:level="9" text:style-name="ListLabel_20_11" style:num-format="1" text:display-levels="9">
        <style:list-level-properties text:list-level-position-and-space-mode="label-alignment">
          <style:list-level-label-alignment text:label-followed-by="listtab" fo:text-indent="-1.7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1" text:bullet-char="-">
        <style:list-level-properties text:list-level-position-and-space-mode="label-alignment">
          <style:list-level-label-alignment text:label-followed-by="listtab" fo:text-indent="-0.25in" fo:margin-left="1.0909in"/>
        </style:list-level-properties>
        <style:text-properties fo:font-family="'Times New Roman'"/>
      </text:list-level-style-bullet>
      <text:list-level-style-bullet text:level="2" text:style-name="ListLabel_20_22" text:bullet-char="-">
        <style:list-level-properties text:list-level-position-and-space-mode="label-alignment">
          <style:list-level-label-alignment text:label-followed-by="listtab" fo:text-indent="-0.25in" fo:margin-left="1.5909in"/>
        </style:list-level-properties>
        <style:text-properties fo:font-family="'Times New Roman'"/>
      </text:list-level-style-bullet>
      <text:list-level-style-bullet text:level="3" text:bullet-char="">
        <style:list-level-properties text:list-level-position-and-space-mode="label-alignment">
          <style:list-level-label-alignment text:label-followed-by="listtab" fo:text-indent="-0.25in" fo:margin-left="2.0909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5909in"/>
        </style:list-level-properties>
        <style:text-properties fo:font-family="Symbol" style:font-charset="x-symbol"/>
      </text:list-level-style-bullet>
      <text:list-level-style-bullet text:level="5" text:style-name="ListLabel_20_23" text:bullet-char="o">
        <style:list-level-properties text:list-level-position-and-space-mode="label-alignment">
          <style:list-level-label-alignment text:label-followed-by="listtab" fo:text-indent="-0.25in" fo:margin-left="3.0909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5909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4.0909in"/>
        </style:list-level-properties>
        <style:text-properties fo:font-family="Symbol" style:font-charset="x-symbol"/>
      </text:list-level-style-bullet>
      <text:list-level-style-bullet text:level="8" text:style-name="ListLabel_20_24" text:bullet-char="o">
        <style:list-level-properties text:list-level-position-and-space-mode="label-alignment">
          <style:list-level-label-alignment text:label-followed-by="listtab" fo:text-indent="-0.25in" fo:margin-left="4.5909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5.0909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a" style:num-letter-sync="true">
        <style:list-level-properties text:list-level-position-and-space-mode="label-alignment">
          <style:list-level-label-alignment text:label-followed-by="listtab" fo:text-indent="-0.25in" fo:margin-left="0.644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6"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17"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8"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9"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text:style-name="ListLabel_20_1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text:start-value="6">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a" style:num-letter-sync="true">
        <style:list-level-properties text:list-level-position-and-space-mode="label-alignment">
          <style:list-level-label-alignment text:label-followed-by="listtab" fo:text-indent="-0.25in" fo:margin-left="0.644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4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644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144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644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144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644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144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64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a" style:num-letter-sync="true">
        <style:list-level-properties text:list-level-position-and-space-mode="label-alignment">
          <style:list-level-label-alignment text:label-followed-by="listtab" fo:text-indent="-0.25in" fo:margin-left="0.7429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0"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a" style:num-letter-sync="true">
        <style:list-level-properties text:list-level-position-and-space-mode="label-alignment">
          <style:list-level-label-alignment text:label-followed-by="listtab" fo:text-indent="-0.25in" fo:margin-left="0.7429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429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429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429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429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429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429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429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42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text:start-value="7">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a" style:num-letter-sync="true">
        <style:list-level-properties text:list-level-position-and-space-mode="label-alignment">
          <style:list-level-label-alignment text:label-followed-by="listtab" fo:text-indent="-0.25in" fo:margin-left="0.7429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429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429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429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429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429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429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429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42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a" style:num-letter-sync="true">
        <style:list-level-properties text:list-level-position-and-space-mode="label-alignment">
          <style:list-level-label-alignment text:label-followed-by="listtab" fo:text-indent="-0.25in" fo:margin-left="0.7429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429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429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429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429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429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429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429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42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text:start-value="8">
        <style:list-level-properties text:list-level-position-and-space-mode="label-alignment">
          <style:list-level-label-alignment text:label-followed-by="listtab" fo:text-indent="-0.3335in" fo:margin-left="0.333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7957in"/>
        </style:list-level-properties>
      </text:list-level-style-number>
      <text:list-level-style-number text:level="3" text:style-name="ListLabel_20_14" style:num-format="a" style:num-letter-sync="true" text:display-levels="2">
        <style:list-level-properties text:list-level-position-and-space-mode="label-alignment">
          <style:list-level-label-alignment text:label-followed-by="listtab" fo:text-indent="-0.75in" fo:margin-left="1.3417in"/>
        </style:list-level-properties>
      </text:list-level-style-number>
      <text:list-level-style-number text:level="4" style:num-format="1" text:display-levels="4">
        <style:list-level-properties text:list-level-position-and-space-mode="label-alignment">
          <style:list-level-label-alignment text:label-followed-by="listtab" fo:text-indent="-1in" fo:margin-left="1.8874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2.1835in"/>
        </style:list-level-properties>
      </text:list-level-style-number>
      <text:list-level-style-number text:level="6" style:num-format="1" text:display-levels="6">
        <style:list-level-properties text:list-level-position-and-space-mode="label-alignment">
          <style:list-level-label-alignment text:label-followed-by="listtab" fo:text-indent="-1.25in" fo:margin-left="2.7291in"/>
        </style:list-level-properties>
      </text:list-level-style-number>
      <text:list-level-style-number text:level="7" style:num-format="1" text:display-levels="7">
        <style:list-level-properties text:list-level-position-and-space-mode="label-alignment">
          <style:list-level-label-alignment text:label-followed-by="listtab" fo:text-indent="-1.5in" fo:margin-left="3.2752in"/>
        </style:list-level-properties>
      </text:list-level-style-number>
      <text:list-level-style-number text:level="8" style:num-format="1" text:display-levels="8">
        <style:list-level-properties text:list-level-position-and-space-mode="label-alignment">
          <style:list-level-label-alignment text:label-followed-by="listtab" fo:text-indent="-1.75in" fo:margin-left="3.8209in"/>
        </style:list-level-properties>
      </text:list-level-style-number>
      <text:list-level-style-number text:level="9" style:num-format="1" text:display-levels="9">
        <style:list-level-properties text:list-level-position-and-space-mode="label-alignment">
          <style:list-level-label-alignment text:label-followed-by="listtab" fo:text-indent="-1.75in" fo:margin-left="4.1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1" text:start-value="7">
        <style:list-level-properties text:list-level-position-and-space-mode="label-alignment">
          <style:list-level-label-alignment text:label-followed-by="listtab" fo:text-indent="-0.2709in" fo:margin-left="0.2709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format="a" style:num-letter-sync="true">
        <style:list-level-properties text:list-level-position-and-space-mode="label-alignment">
          <style:list-level-label-alignment text:label-followed-by="listtab" fo:text-indent="-0.25in" fo:margin-left="0.841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341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841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341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841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341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841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341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8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format="1" text:start-value="8">
        <style:list-level-properties text:list-level-position-and-space-mode="label-alignment">
          <style:list-level-label-alignment text:label-followed-by="listtab" fo:text-indent="-0.2709in" fo:margin-left="0.2709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0.278in" fo:margin-left="0.278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format="1" text:start-value="2">
        <style:list-level-properties text:list-level-position-and-space-mode="label-alignment">
          <style:list-level-label-alignment text:label-followed-by="listtab" fo:text-indent="-0.278in" fo:margin-left="0.278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text:start-value="3">
        <style:list-level-properties text:list-level-position-and-space-mode="label-alignment">
          <style:list-level-label-alignment text:label-followed-by="listtab" fo:text-indent="-0.3055in" fo:margin-left="0.3055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21"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text:style-name="ListLabel_20_22" style:num-format="1" text:display-levels="6">
        <style:list-level-properties text:list-level-position-and-space-mode="label-alignment">
          <style:list-level-label-alignment text:label-followed-by="listtab" fo:text-indent="-1.25in" fo:margin-left="1.25in"/>
        </style:list-level-properties>
      </text:list-level-style-number>
      <text:list-level-style-number text:level="7" text:style-name="ListLabel_20_23" style:num-format="1" text:display-levels="7">
        <style:list-level-properties text:list-level-position-and-space-mode="label-alignment">
          <style:list-level-label-alignment text:label-followed-by="listtab" fo:text-indent="-1.5in" fo:margin-left="1.5in"/>
        </style:list-level-properties>
      </text:list-level-style-number>
      <text:list-level-style-number text:level="8" text:style-name="ListLabel_20_24" style:num-format="1" text:display-levels="8">
        <style:list-level-properties text:list-level-position-and-space-mode="label-alignment">
          <style:list-level-label-alignment text:label-followed-by="listtab" fo:text-indent="-1.5in" fo:margin-left="1.5in"/>
        </style:list-level-properties>
      </text:list-level-style-number>
      <text:list-level-style-number text:level="9" text:style-name="Character_5f_20_5f_style" style:num-format="1" text:display-levels="9">
        <style:list-level-properties text:list-level-position-and-space-mode="label-alignment">
          <style:list-level-label-alignment text:label-followed-by="listtab" fo:text-indent="-1.7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Character_5f_20_5f_style"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2P0" style:volatile="true">
      <number:number number:decimal-places="2" loext:min-decimal-places="2" number:min-integer-digits="1" number:grouping="true"/>
      <number:text> </number:text>
      <number:currency-symbol>USD</number:currency-symbol>
    </number:currency-style>
    <number:currency-style style:name="N122">
      <number:text>-</number:text>
      <number:number number:decimal-places="2" loext:min-decimal-places="2" number:min-integer-digits="1" number:grouping="true"/>
      <number:text> </number:text>
      <number:currency-symbol>USD</number:currency-symbol>
      <style:map style:condition="value()&gt;=0" style:apply-style-name="N122P0"/>
    </number:currency-style>
    <number:number-style style:name="N123">
      <number:number number:decimal-places="0" loext:min-decimal-places="0" number:min-integer-digits="10" number:grouping="true"/>
    </number:number-style>
    <number:number-style style:name="N124">
      <number:number number:decimal-places="0" loext:min-decimal-places="0" number:min-integer-digits="3" number:grouping="true"/>
    </number:number-style>
    <number:currency-style style:name="N10122P0" style:volatile="true" number:language="en" number:country="US">
      <number:number number:decimal-places="2" loext:min-decimal-places="2" number:min-integer-digits="1" number:grouping="true"/>
      <number:text> </number:text>
      <number:currency-symbol>USD</number:currency-symbol>
    </number:currency-style>
    <number:currency-style style:name="N10122" number:language="en" number:country="US">
      <number:text>-</number:text>
      <number:number number:decimal-places="2" loext:min-decimal-places="2" number:min-integer-digits="1" number:grouping="true"/>
      <number:text> </number:text>
      <number:currency-symbol>USD</number:currency-symbol>
      <style:map style:condition="value()&gt;=0" style:apply-style-name="N10122P0"/>
    </number:currency-style>
    <number:currency-style style:name="N10124P0" style:volatile="true" number:language="en" number:country="US">
      <number:number number:decimal-places="0" loext:min-decimal-places="0" number:min-integer-digits="1" number:grouping="true"/>
      <number:text> </number:text>
      <number:currency-symbol>VND</number:currency-symbol>
    </number:currency-style>
    <number:currency-style style:name="N10124" number:language="en" number:country="US">
      <number:text>-</number:text>
      <number:number number:decimal-places="0" loext:min-decimal-places="0" number:min-integer-digits="1" number:grouping="true"/>
      <number:text> </number:text>
      <number:currency-symbol>VND</number:currency-symbol>
      <style:map style:condition="value()&gt;=0" style:apply-style-name="N10124P0"/>
    </number:currency-styl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2.9535in" style:type="center"/>
          <style:tab-stop style:position="6.8752in" style:type="right"/>
        </style:tab-stops>
      </style:paragraph-properties>
      <style:text-properties style:font-name="Times New Roman" fo:font-size="8pt" officeooo:rsid="009efe23" officeooo:paragraph-rsid="009efe23" style:font-size-asian="8pt" style:font-size-complex="8pt"/>
    </style:style>
    <style:style style:name="MP2" style:family="paragraph" style:parent-style-name="Header">
      <style:paragraph-properties>
        <style:tab-stops>
          <style:tab-stop style:position="2.9535in" style:type="center"/>
          <style:tab-stop style:position="6.8752in" style:type="right"/>
        </style:tab-stops>
      </style:paragraph-properties>
      <style:text-properties style:font-name="Times New Roman" fo:font-size="8pt" style:font-size-asian="8pt" style:font-size-complex="8pt"/>
    </style:style>
    <style:style style:name="MP3" style:family="paragraph" style:parent-style-name="Footer">
      <style:paragraph-properties fo:margin-top="0in" fo:margin-bottom="0in" loext:contextual-spacing="false" style:punctuation-wrap="simple" style:vertical-align="auto">
        <style:tab-stops>
          <style:tab-stop style:position="3.2484in" style:type="center"/>
          <style:tab-stop style:position="6.7925in" style:type="right"/>
        </style:tab-stops>
      </style:paragraph-properties>
    </style:style>
    <style:style style:name="MT1" style:family="text">
      <style:text-properties officeooo:rsid="0b73195a"/>
    </style:style>
    <style:style style:name="MT2" style:family="text">
      <style:text-properties fo:color="#ff0000" style:font-name="Times New Roman" fo:font-size="8pt" fo:language="en" fo:country="US" officeooo:rsid="041361ca" style:font-size-asian="8pt" style:font-size-complex="8pt"/>
    </style:style>
    <style:style style:name="MT3" style:family="text">
      <style:text-properties style:font-name="Times New Roman" fo:font-size="8pt" fo:language="en" fo:country="US" style:font-size-asian="8pt" style:font-size-complex="8pt"/>
    </style:style>
    <style:style style:name="MT4" style:family="text">
      <style:text-properties style:font-name="Times New Roman" fo:font-size="8pt" style:font-size-asian="8pt" style:font-size-complex="8pt" style:font-weight-complex="bold"/>
    </style:style>
    <style:style style:name="MT5" style:family="text">
      <style:text-properties style:font-name="Times New Roman" fo:font-size="8pt" style:font-size-asian="8pt" style:font-size-complex="8pt"/>
    </style:style>
    <style:style style:name="MT6" style:family="text">
      <style:text-properties fo:color="#ff0000" style:font-name="Times New Roman" fo:font-size="8pt" fo:language="en" fo:country="US" style:font-size-asian="8pt" style:font-size-complex="8pt"/>
    </style:style>
    <style:page-layout style:name="Mpm1">
      <style:page-layout-properties fo:page-width="8.5in" fo:page-height="11.731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0.3in" fo:margin-bottom="0.5in" fo:margin-left="0.7902in" fo:margin-right="0.5902in" style:writing-mode="lr-tb" style:layout-grid-color="#c0c0c0" style:layout-grid-lines="52" style:layout-grid-base-height="0.207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902in" fo:margin-left="0in" fo:margin-right="0in" fo:margin-top="0.0508in" style:dynamic-spacing="true"/>
      </style:footer-style>
    </style:page-layout>
  </office:automatic-styles>
  <office:master-styles>
    <style:master-page style:name="Standard" style:page-layout-name="Mpm1">
      <style:header>
        <text:p text:style-name="MP1">Hợp Đồng <text:span text:style-name="MT1">Lao đông</text:span></text:p>
      </style:header>
    </style:master-page>
    <style:master-page style:name="Converted3" style:page-layout-name="Mpm2">
      <style:header>
        <text:p text:style-name="MP2">Hợp Đồng Lao Động<text:tab/><text:tab/></text:p>
      </style:header>
      <style:footer>
        <text:user-field-decls>
          <text:user-field-decl office:value-type="string" office:string-value="name" text:name="py3o.objects.name"/>
        </text:user-field-decls>
        <text:p text:style-name="MP3"><text:span text:style-name="MT2">PB002022</text:span><text:span text:style-name="MT3"><text:tab/></text:span><text:span text:style-name="MT4"><text:page-number text:select-page="current">3</text:page-number></text:span><text:span text:style-name="MT5">/</text:span><text:span text:style-name="MT4"><text:page-count>6</text:page-count></text:span><text:span text:style-name="MT5"><text:tab/></text:span><text:span text:style-name="MT6"><text:user-field-get text:name="py3o.objects.name">name</text:user-field-ge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DT7H57M15S</meta:editing-duration>
    <meta:editing-cycles>1032</meta:editing-cycles>
    <meta:generator>LibreOffice/6.4.7.2$Linux_X86_64 LibreOffice_project/40$Build-2</meta:generator>
    <dc:date>2022-06-13T09:56:01.465075332</dc:date>
    <meta:document-statistic meta:table-count="3" meta:image-count="0" meta:object-count="0" meta:page-count="6" meta:paragraph-count="121" meta:word-count="2725" meta:character-count="14864" meta:non-whitespace-character-count="9844"/>
  </office:meta>
</office:document-meta>
</file>